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dhabi" svg:font-family="Aldhabi" style:font-family-generic="system" style:font-pitch="variable"/>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urier New" svg:font-family="'Courier New'" style:font-family-generic="system" style:font-pitch="variable"/>
    <style:font-face style:name="Gentium Book Basic" svg:font-family="'Gentium Book Basic'" style:font-pitch="variable"/>
    <style:font-face style:name="Lato" svg:font-family="Lato" style:font-family-generic="swiss" style:font-pitch="variable"/>
    <style:font-face style:name="Liberation Mono" svg:font-family="'Liberation Mono'" style:font-family-generic="roman" style:font-pitch="variable"/>
    <style:font-face style:name="Liberation Mono1" svg:font-family="'Liberation Mono'" style:font-family-generic="swiss"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ans SC Black" svg:font-family="'Noto Sans SC Black'" style:font-adornments="Black" style:font-family-generic="swiss"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margin-top="0.049cm" fo:margin-bottom="0cm" style:contextual-spacing="false"/>
      <style:text-properties fo:language="en" fo:country="GB" officeooo:rsid="0064cd7c" officeooo:paragraph-rsid="0064cd7c"/>
    </style:style>
    <style:style style:name="P2" style:family="paragraph" style:parent-style-name="Text_20_body">
      <style:paragraph-properties fo:text-align="center" style:justify-single-word="false"/>
      <style:text-properties fo:language="en" fo:country="GB"/>
    </style:style>
    <style:style style:name="P3" style:family="paragraph" style:parent-style-name="Text_20_body">
      <style:text-properties fo:language="en" fo:country="GB" officeooo:rsid="00b26ab3" officeooo:paragraph-rsid="00b26ab3" style:letter-kerning="false" style:font-name-asian="Times New Roman" style:language-asian="en" style:country-asian="GB" style:font-name-complex="Times New Roman"/>
    </style:style>
    <style:style style:name="P4" style:family="paragraph" style:parent-style-name="Title">
      <style:text-properties fo:language="en" fo:country="GB" officeooo:rsid="00e4c4a5"/>
    </style:style>
    <style:style style:name="P5" style:family="paragraph" style:parent-style-name="Text_20_body">
      <style:text-properties officeooo:rsid="006391a1" officeooo:paragraph-rsid="006391a1" style:letter-kerning="false" style:font-name-asian="Times New Roman" style:language-asian="en" style:country-asian="GB" style:font-name-complex="Times New Roman"/>
    </style:style>
    <style:style style:name="P6" style:family="paragraph" style:parent-style-name="Text_20_body">
      <style:text-properties officeooo:rsid="00a30884" officeooo:paragraph-rsid="00b88a37"/>
    </style:style>
    <style:style style:name="P7" style:family="paragraph" style:parent-style-name="Text_20_body">
      <style:text-properties officeooo:rsid="00e958e0" officeooo:paragraph-rsid="00e958e0"/>
    </style:style>
    <style:style style:name="P8" style:family="paragraph" style:parent-style-name="Text_20_body">
      <style:text-properties officeooo:paragraph-rsid="00e958e0"/>
    </style:style>
    <style:style style:name="P9" style:family="paragraph" style:parent-style-name="Standard">
      <style:text-properties fo:color="#d2691e" loext:opacity="100%" style:font-name="Liberation Mono1" fo:font-size="12pt" officeooo:rsid="00f439e9" officeooo:paragraph-rsid="00f439e9" style:font-size-asian="12pt"/>
    </style:style>
    <style:style style:name="P10" style:family="paragraph" style:parent-style-name="Standard">
      <style:text-properties fo:color="#d2691e" loext:opacity="100%" style:font-name="Liberation Mono1" fo:font-size="10pt" style:font-size-asian="10pt" style:font-size-complex="10pt"/>
    </style:style>
    <style:style style:name="P11" style:family="paragraph" style:parent-style-name="Standard">
      <style:text-properties fo:color="#d2691e" loext:opacity="100%" style:font-name="Liberation Mono1" fo:font-size="10pt" style:text-underline-style="none" fo:font-weight="normal" style:font-size-asian="10pt" style:font-weight-asian="normal" style:font-size-complex="10pt"/>
    </style:style>
    <style:style style:name="P12" style:family="paragraph" style:parent-style-name="Standard">
      <style:text-properties fo:color="#d2691e" loext:opacity="100%" style:font-name="Liberation Mono1" fo:font-size="10pt" fo:font-weight="normal" style:font-size-asian="10pt" style:font-weight-asian="normal" style:font-size-complex="10pt"/>
    </style:style>
    <style:style style:name="P13" style:family="paragraph" style:parent-style-name="Standard">
      <style:text-properties fo:color="#008000" loext:opacity="100%" style:font-name="Liberation Mono1" fo:font-size="10pt" style:font-size-asian="10pt" style:font-size-complex="10pt"/>
    </style:style>
    <style:style style:name="P14" style:family="paragraph" style:parent-style-name="Standard">
      <style:text-properties fo:color="#008000" loext:opacity="100%" style:font-name="Liberation Mono1" fo:font-size="10pt" style:text-underline-style="none" fo:font-weight="normal" style:font-size-asian="10pt" style:font-weight-asian="normal" style:font-size-complex="10pt"/>
    </style:style>
    <style:style style:name="P15" style:family="paragraph" style:parent-style-name="Standard">
      <style:text-properties fo:color="#008000" loext:opacity="100%" style:font-name="Liberation Mono1" fo:font-size="10pt" fo:font-weight="normal" style:font-size-asian="10pt" style:font-weight-asian="normal" style:font-size-complex="10pt"/>
    </style:style>
    <style:style style:name="P16" style:family="paragraph" style:parent-style-name="Standard">
      <style:text-properties officeooo:rsid="00f2d261" officeooo:paragraph-rsid="00f2d261"/>
    </style:style>
    <style:style style:name="P17" style:family="paragraph" style:parent-style-name="Standard">
      <style:text-properties fo:font-size="10pt" style:font-size-asian="10pt" style:font-size-complex="10pt"/>
    </style:style>
    <style:style style:name="P18" style:family="paragraph" style:parent-style-name="Standard">
      <style:text-properties fo:font-size="10pt" officeooo:rsid="00f2d261" officeooo:paragraph-rsid="00f2d261" style:font-size-asian="10pt" style:font-size-complex="10pt"/>
    </style:style>
    <style:style style:name="P19" style:family="paragraph" style:parent-style-name="Text_20_body">
      <style:text-properties officeooo:paragraph-rsid="00e958e0"/>
    </style:style>
    <style:style style:name="T1" style:family="text">
      <style:text-properties fo:language="en" fo:country="GB"/>
    </style:style>
    <style:style style:name="T2" style:family="text">
      <style:text-properties fo:language="en" fo:country="GB" officeooo:rsid="009bd8eb"/>
    </style:style>
    <style:style style:name="T3" style:family="text">
      <style:text-properties fo:language="en" fo:country="GB" style:letter-kerning="false" style:font-name-asian="Times New Roman" style:language-asian="en" style:country-asian="GB" style:font-name-complex="Times New Roman"/>
    </style:style>
    <style:style style:name="T4" style:family="text">
      <style:text-properties fo:language="en" fo:country="GB" officeooo:rsid="00ca8e18" style:letter-kerning="false" style:font-name-asian="Times New Roman" style:language-asian="en" style:country-asian="GB" style:font-name-complex="Times New Roman"/>
    </style:style>
    <style:style style:name="T5" style:family="text">
      <style:text-properties fo:language="en" fo:country="GB" officeooo:rsid="00b88a37" style:letter-kerning="false" style:font-name-asian="Times New Roman" style:language-asian="en" style:country-asian="GB" style:font-name-complex="Times New Roman"/>
    </style:style>
    <style:style style:name="T6" style:family="text">
      <style:text-properties fo:language="en" fo:country="GB" officeooo:rsid="00c839c6" style:letter-kerning="false" style:font-name-asian="Times New Roman" style:language-asian="en" style:country-asian="GB" style:font-name-complex="Times New Roman"/>
    </style:style>
    <style:style style:name="T7" style:family="text">
      <style:text-properties fo:language="en" fo:country="GB" officeooo:rsid="00eb038d" style:letter-kerning="false" style:font-name-asian="Times New Roman" style:language-asian="en" style:country-asian="GB" style:font-name-complex="Times New Roman"/>
    </style:style>
    <style:style style:name="T8" style:family="text">
      <style:text-properties fo:language="en" fo:country="GB" officeooo:rsid="00e958e0" style:letter-kerning="false" style:font-name-asian="Times New Roman" style:language-asian="en" style:country-asian="GB" style:font-name-complex="Times New Roman"/>
    </style:style>
    <style:style style:name="T9" style:family="text">
      <style:text-properties fo:language="en" fo:country="GB" officeooo:rsid="00ed6d66" style:letter-kerning="false" style:font-name-asian="Times New Roman" style:language-asian="en" style:country-asian="GB" style:font-name-complex="Times New Roman"/>
    </style:style>
    <style:style style:name="T10" style:family="text">
      <style:text-properties fo:language="en" fo:country="GB" officeooo:rsid="00f0c03e" style:letter-kerning="false" style:font-name-asian="Times New Roman" style:language-asian="en" style:country-asian="GB" style:font-name-complex="Times New Roman"/>
    </style:style>
    <style:style style:name="T11" style:family="text">
      <style:text-properties fo:language="en" fo:country="GB" officeooo:rsid="00f2d261" style:letter-kerning="false" style:font-name-asian="Times New Roman" style:language-asian="en" style:country-asian="GB" style:font-name-complex="Times New Roman"/>
    </style:style>
    <style:style style:name="T12" style:family="text">
      <style:text-properties fo:color="#0c93e4" loext:opacity="100%" style:font-name="Lato" fo:font-size="13.5pt" fo:language="en" fo:country="GB" style:text-underline-style="solid" style:text-underline-width="auto" style:text-underline-color="font-color" officeooo:rsid="006001c7" style:font-size-asian="13.5pt" style:font-size-complex="13.5pt"/>
    </style:style>
    <style:style style:name="T13" style:family="text">
      <style:text-properties officeooo:rsid="0078cf28"/>
    </style:style>
    <style:style style:name="T14" style:family="text">
      <style:text-properties officeooo:rsid="00e5963e"/>
    </style:style>
    <style:style style:name="T15" style:family="text">
      <style:text-properties officeooo:rsid="00e5bad2"/>
    </style:style>
    <style:style style:name="T16" style:family="text">
      <style:text-properties officeooo:rsid="00ec5f34"/>
    </style:style>
    <style:style style:name="T17" style:family="text">
      <style:text-properties officeooo:rsid="00eec540"/>
    </style:style>
    <style:style style:name="T18" style:family="text">
      <style:text-properties fo:color="#d2691e" loext:opacity="100%" style:font-name="Liberation Mono" fo:font-size="12pt" style:font-size-asian="12pt"/>
    </style:style>
    <style:style style:name="T19" style:family="text">
      <style:text-properties fo:color="#d2691e" loext:opacity="100%" style:font-name="Liberation Mono" fo:font-size="12pt" style:text-underline-style="none" fo:font-weight="normal" style:font-size-asian="12pt" style:font-weight-asian="normal"/>
    </style:style>
    <style:style style:name="T20" style:family="text">
      <style:text-properties fo:color="#d2691e" loext:opacity="100%" style:font-name="Liberation Mono" fo:font-size="12pt" fo:font-weight="normal" style:font-size-asian="12pt" style:font-weight-asian="normal"/>
    </style:style>
    <style:style style:name="T21" style:family="text">
      <style:text-properties fo:color="#d2691e" loext:opacity="100%" style:font-name="Liberation Mono1" fo:font-size="12pt" style:font-size-asian="12pt"/>
    </style:style>
    <style:style style:name="T22" style:family="text">
      <style:text-properties fo:color="#d2691e" loext:opacity="100%" style:font-name="Liberation Mono1" fo:font-size="12pt" style:text-underline-style="none" fo:font-weight="normal" style:font-size-asian="12pt" style:font-weight-asian="normal"/>
    </style:style>
    <style:style style:name="T23" style:family="text">
      <style:text-properties fo:color="#d2691e" loext:opacity="100%" style:font-name="Liberation Mono1" fo:font-size="12pt" fo:font-weight="normal" style:font-size-asian="12pt" style:font-weight-asian="normal"/>
    </style:style>
    <style:style style:name="T24" style:family="text">
      <style:text-properties fo:color="#d2691e" loext:opacity="100%" style:font-name="Liberation Mono1"/>
    </style:style>
    <style:style style:name="T25" style:family="text">
      <style:text-properties fo:color="#d2691e" loext:opacity="100%" style:font-name="Liberation Mono1" style:text-underline-style="none" fo:font-weight="normal" style:font-weight-asian="normal"/>
    </style:style>
    <style:style style:name="T26" style:family="text">
      <style:text-properties fo:color="#d2691e" loext:opacity="100%" style:font-name="Liberation Mono1" fo:font-weight="normal" style:font-weight-asian="normal"/>
    </style:style>
    <style:style style:name="T27" style:family="text">
      <style:text-properties fo:color="#808080" loext:opacity="100%" style:font-name="Liberation Mono1" fo:font-size="12pt" style:font-size-asian="12pt"/>
    </style:style>
    <style:style style:name="T28" style:family="text">
      <style:text-properties fo:color="#808080" loext:opacity="100%" style:font-name="Liberation Mono1" fo:font-size="12pt" style:text-underline-style="none" fo:font-weight="normal" style:font-size-asian="12pt" style:font-weight-asian="normal"/>
    </style:style>
    <style:style style:name="T29" style:family="text">
      <style:text-properties fo:color="#808080" loext:opacity="100%" style:font-name="Liberation Mono1" fo:font-size="12pt" fo:font-weight="normal" style:font-size-asian="12pt" style:font-weight-asian="normal"/>
    </style:style>
    <style:style style:name="T30" style:family="text">
      <style:text-properties fo:color="#808080" loext:opacity="100%" style:font-name="Liberation Mono1"/>
    </style:style>
    <style:style style:name="T31" style:family="text">
      <style:text-properties fo:color="#808080" loext:opacity="100%" style:font-name="Liberation Mono1" style:text-underline-style="none" fo:font-weight="normal" style:font-weight-asian="normal"/>
    </style:style>
    <style:style style:name="T32" style:family="text">
      <style:text-properties fo:color="#808080" loext:opacity="100%" style:font-name="Liberation Mono1" fo:font-weight="normal" style:font-weight-asian="normal"/>
    </style:style>
    <style:style style:name="T33" style:family="text">
      <style:text-properties fo:color="#b22222" loext:opacity="100%" style:font-name="Liberation Mono1" fo:font-size="12pt" style:font-size-asian="12pt"/>
    </style:style>
    <style:style style:name="T34" style:family="text">
      <style:text-properties fo:color="#b22222" loext:opacity="100%" style:font-name="Liberation Mono1" fo:font-size="12pt" style:text-underline-style="none" fo:font-weight="normal" style:font-size-asian="12pt" style:font-weight-asian="normal"/>
    </style:style>
    <style:style style:name="T35" style:family="text">
      <style:text-properties fo:color="#b22222" loext:opacity="100%" style:font-name="Liberation Mono1" fo:font-size="12pt" fo:font-weight="normal" style:font-size-asian="12pt" style:font-weight-asian="normal"/>
    </style:style>
    <style:style style:name="T36" style:family="text">
      <style:text-properties fo:color="#b22222" loext:opacity="100%" style:font-name="Liberation Mono1"/>
    </style:style>
    <style:style style:name="T37" style:family="text">
      <style:text-properties fo:color="#b22222" loext:opacity="100%" style:font-name="Liberation Mono1" style:text-underline-style="none" fo:font-weight="normal" style:font-weight-asian="normal"/>
    </style:style>
    <style:style style:name="T38" style:family="text">
      <style:text-properties fo:color="#b22222" loext:opacity="100%" style:font-name="Liberation Mono1" fo:font-weight="normal" style:font-weight-asian="normal"/>
    </style:style>
    <style:style style:name="T39" style:family="text">
      <style:text-properties fo:color="#008000" loext:opacity="100%" style:font-name="Liberation Mono1" fo:font-size="12pt" style:font-size-asian="12pt"/>
    </style:style>
    <style:style style:name="T40" style:family="text">
      <style:text-properties fo:color="#008000" loext:opacity="100%" style:font-name="Liberation Mono1" fo:font-size="12pt" style:text-underline-style="none" fo:font-weight="normal" style:font-size-asian="12pt" style:font-weight-asian="normal"/>
    </style:style>
    <style:style style:name="T41" style:family="text">
      <style:text-properties fo:color="#008000" loext:opacity="100%" style:font-name="Liberation Mono1" fo:font-size="12pt" fo:font-weight="normal" style:font-size-asian="12pt" style:font-weight-asian="normal"/>
    </style:style>
    <style:style style:name="T42" style:family="text">
      <style:text-properties fo:color="#008000" loext:opacity="100%" style:font-name="Liberation Mono1"/>
    </style:style>
    <style:style style:name="T43" style:family="text">
      <style:text-properties fo:color="#008000" loext:opacity="100%" style:font-name="Liberation Mono1" style:text-underline-style="none" fo:font-weight="normal" style:font-weight-asian="normal"/>
    </style:style>
    <style:style style:name="T44" style:family="text">
      <style:text-properties fo:color="#008000" loext:opacity="100%" style:font-name="Liberation Mono1" fo:font-weight="normal" style:font-weight-asian="normal"/>
    </style:style>
    <style:style style:name="T45" style:family="text">
      <style:text-properties fo:color="#008000" loext:opacity="100%" style:font-name="Liberation Mono" fo:font-size="12pt" style:font-size-asian="12pt"/>
    </style:style>
    <style:style style:name="T46" style:family="text">
      <style:text-properties fo:color="#008000" loext:opacity="100%" style:font-name="Liberation Mono" fo:font-size="12pt" style:text-underline-style="none" fo:font-weight="normal" style:font-size-asian="12pt" style:font-weight-asian="normal"/>
    </style:style>
    <style:style style:name="T47" style:family="text">
      <style:text-properties fo:color="#008000" loext:opacity="100%" style:font-name="Liberation Mono" fo:font-size="12pt" fo:font-weight="normal" style:font-size-asian="12pt" style:font-weight-asian="normal"/>
    </style:style>
    <style:style style:name="T48" style:family="text">
      <style:text-properties fo:color="#1e90ff" loext:opacity="100%" style:font-name="Liberation Mono1" fo:font-size="12pt" style:font-size-asian="12pt"/>
    </style:style>
    <style:style style:name="T49" style:family="text">
      <style:text-properties fo:color="#1e90ff" loext:opacity="100%" style:font-name="Liberation Mono1" fo:font-size="12pt" style:text-underline-style="none" fo:font-weight="normal" style:font-size-asian="12pt" style:font-weight-asian="normal"/>
    </style:style>
    <style:style style:name="T50" style:family="text">
      <style:text-properties fo:color="#1e90ff" loext:opacity="100%" style:font-name="Liberation Mono1" fo:font-size="12pt" fo:font-weight="normal" style:font-size-asian="12pt" style:font-weight-asian="normal"/>
    </style:style>
    <style:style style:name="T51" style:family="text">
      <style:text-properties fo:color="#1e90ff" loext:opacity="100%" style:font-name="Liberation Mono1"/>
    </style:style>
    <style:style style:name="T52" style:family="text">
      <style:text-properties fo:color="#1e90ff" loext:opacity="100%" style:font-name="Liberation Mono1" style:text-underline-style="none" fo:font-weight="normal" style:font-weight-asian="normal"/>
    </style:style>
    <style:style style:name="T53" style:family="text">
      <style:text-properties fo:color="#1e90ff" loext:opacity="100%" style:font-name="Liberation Mono1" fo:font-weight="normal" style:font-weight-asian="normal"/>
    </style:style>
    <style:style style:name="T54" style:family="text">
      <style:text-properties fo:color="#30a89c" loext:opacity="100%" style:font-name="Liberation Mono1" fo:font-size="12pt" style:font-size-asian="12pt"/>
    </style:style>
    <style:style style:name="T55" style:family="text">
      <style:text-properties fo:color="#30a89c" loext:opacity="100%" style:font-name="Liberation Mono1" fo:font-size="12pt" style:text-underline-style="none" fo:font-weight="normal" style:font-size-asian="12pt" style:font-weight-asian="normal"/>
    </style:style>
    <style:style style:name="T56" style:family="text">
      <style:text-properties fo:color="#30a89c" loext:opacity="100%" style:font-name="Liberation Mono1" fo:font-size="12pt" fo:font-weight="bold" style:font-size-asian="12pt" style:font-weight-asian="bold"/>
    </style:style>
    <style:style style:name="T57" style:family="text">
      <style:text-properties fo:color="#30a89c" loext:opacity="100%" style:font-name="Liberation Mono1" fo:font-size="12pt" fo:font-weight="normal" style:font-size-asian="12pt" style:font-weight-asian="normal"/>
    </style:style>
    <style:style style:name="T58" style:family="text">
      <style:text-properties fo:color="#30a89c" loext:opacity="100%" style:font-name="Liberation Mono1"/>
    </style:style>
    <style:style style:name="T59" style:family="text">
      <style:text-properties fo:color="#30a89c" loext:opacity="100%" style:font-name="Liberation Mono1" style:text-underline-style="none" fo:font-weight="normal" style:font-weight-asian="normal"/>
    </style:style>
    <style:style style:name="T60" style:family="text">
      <style:text-properties fo:color="#30a89c" loext:opacity="100%" style:font-name="Liberation Mono1" fo:font-weight="bold" style:font-weight-asian="bold"/>
    </style:style>
    <style:style style:name="T61" style:family="text">
      <style:text-properties fo:color="#30a89c" loext:opacity="100%" style:font-name="Liberation Mono1" fo:font-weight="normal" style:font-weight-asian="normal"/>
    </style:style>
    <style:style style:name="T62" style:family="text">
      <style:text-properties fo:color="#0000ff" loext:opacity="100%" style:font-name="Liberation Mono1" fo:font-size="12pt" style:font-size-asian="12pt"/>
    </style:style>
    <style:style style:name="T63" style:family="text">
      <style:text-properties fo:color="#0000ff" loext:opacity="100%" style:font-name="Liberation Mono1" fo:font-size="12pt" style:text-underline-style="solid" style:text-underline-width="auto" style:text-underline-color="font-color" fo:font-weight="bold" style:font-size-asian="12pt" style:font-weight-asian="bold"/>
    </style:style>
    <style:style style:name="T64" style:family="text">
      <style:text-properties fo:color="#0000ff" loext:opacity="100%" style:font-name="Liberation Mono1" fo:font-size="12pt" style:text-underline-style="none" fo:font-weight="normal" style:font-size-asian="12pt" style:font-weight-asian="normal"/>
    </style:style>
    <style:style style:name="T65" style:family="text">
      <style:text-properties fo:color="#0000ff" loext:opacity="100%" style:font-name="Liberation Mono1"/>
    </style:style>
    <style:style style:name="T66" style:family="text">
      <style:text-properties fo:color="#0000ff" loext:opacity="100%" style:font-name="Liberation Mono1" style:text-underline-style="solid" style:text-underline-width="auto" style:text-underline-color="font-color" fo:font-weight="bold" style:font-weight-asian="bold"/>
    </style:style>
    <style:style style:name="T67" style:family="text">
      <style:text-properties fo:color="#0000ff" loext:opacity="100%" style:font-name="Liberation Mono1" style:text-underline-style="none" fo:font-weight="normal" style:font-weight-asian="normal"/>
    </style:style>
    <style:style style:name="T68" style:family="text">
      <style:text-properties fo:color="#4169e1" loext:opacity="100%" style:font-name="Liberation Mono1" fo:font-size="12pt" style:font-size-asian="12pt"/>
    </style:style>
    <style:style style:name="T69" style:family="text">
      <style:text-properties fo:color="#4169e1" loext:opacity="100%" style:font-name="Liberation Mono1" fo:font-size="12pt" style:text-underline-style="none" fo:font-weight="normal" style:font-size-asian="12pt" style:font-weight-asian="normal"/>
    </style:style>
    <style:style style:name="T70" style:family="text">
      <style:text-properties fo:color="#4169e1" loext:opacity="100%" style:font-name="Liberation Mono1"/>
    </style:style>
    <style:style style:name="T71" style:family="text">
      <style:text-properties fo:color="#4169e1" loext:opacity="100%" style:font-name="Liberation Mono1" style:text-underline-style="none" fo:font-weight="normal" style:font-weight-asian="normal"/>
    </style:style>
    <style:style style:name="T72" style:family="text">
      <style:text-properties fo:color="#800080" loext:opacity="100%" style:font-name="Liberation Mono1" fo:font-size="12pt" style:font-size-asian="12pt"/>
    </style:style>
    <style:style style:name="T73" style:family="text">
      <style:text-properties fo:color="#800080" loext:opacity="100%" style:font-name="Liberation Mono1" fo:font-size="12pt" style:text-underline-style="none" fo:font-weight="normal" style:font-size-asian="12pt" style:font-weight-asian="normal"/>
    </style:style>
    <style:style style:name="T74" style:family="text">
      <style:text-properties fo:color="#800080" loext:opacity="100%" style:font-name="Liberation Mono1" fo:font-size="12pt" fo:font-weight="normal" style:font-size-asian="12pt" style:font-weight-asian="normal"/>
    </style:style>
    <style:style style:name="T75" style:family="text">
      <style:text-properties fo:color="#800080" loext:opacity="100%" style:font-name="Liberation Mono1"/>
    </style:style>
    <style:style style:name="T76" style:family="text">
      <style:text-properties fo:color="#800080" loext:opacity="100%" style:font-name="Liberation Mono1" style:text-underline-style="none" fo:font-weight="normal" style:font-weight-asian="normal"/>
    </style:style>
    <style:style style:name="T77" style:family="text">
      <style:text-properties fo:color="#800080" loext:opacity="100%" style:font-name="Liberation Mono1" fo:font-weight="normal" style:font-weight-asian="normal"/>
    </style:style>
    <number:date-style style:name="N10049" number:language="en" number:country="GB">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Morse Code Sender</text:p>
      <text:p text:style-name="P5"><text:span text:style-name="T1">Author: Alan Hunt, Date: </text:span><text:span text:style-name="T2"><text:modification-date style:data-style-name="N10049">2026-02-26</text:modification-date></text:span><text:span text:style-name="T1">, License: </text:span><text:a xlink:type="simple" xlink:href="https://choosealicense.com/licenses/cern-ohl-p-2.0/" text:style-name="ListLabel_20_208" text:visited-style-name="ListLabel_20_208"><text:span text:style-name="T12">CERN OHL v2 Permissive</text:span></text:a></text:p>
      <text:p text:style-name="P3"/>
      <text:p text:style-name="P3">This PICAXE 08M2 <text:span text:style-name="T17">program </text:span>makes a very simple and handy little project to practise morse code listening/<text:span text:style-name="T15">watching</text:span>. <text:span text:style-name="T15">It supports variable dit rate, Farnsworth timing and ProSigns, which are all useful in learning Morse Code.</text:span></text:p>
      <text:p text:style-name="P3"><text:span text:style-name="T16">The program</text:span><text:span text:style-name="T14"> evolved from a </text:span><text:span text:style-name="T16">need to </text:span>test the "Morse_Encoder.basinc" module <text:span text:style-name="T15">and now it show cases the use of that module too. The module itself was initially created to</text:span><text:span text:style-name="T14"> encode hourly messages to</text:span> <text:span text:style-name="T14">fairy lights </text:span><text:span text:style-name="T17">during Yuletide</text:span>.</text:p>
      <text:p text:style-name="P3">When the program starts it sends "HELLO WORLD". After that you can repeatedly type up to 20 characters of text in the PICAXE Editor's Terminal and send it to the chip, which will output the morse code.</text:p>
      <text:p text:style-name="P3">The current settings produce a 600Hz tone, a keying dit rate of 20 Words Per Minute and overall Farnsworth rate of 10 WPM. Note, the dit rate may seem high but this is recommended to learn the sounds because counting dits and dahs is impossible at normal audio reception rates. Visual morse is much slower though.</text:p>
      <text:p text:style-name="P6"><text:span text:style-name="T4">All</text:span><text:span text:style-name="T5"> file</text:span><text:span text:style-name="T6">s for this project are</text:span><text:span text:style-name="T5"> on </text:span><text:span text:style-name="T10">G</text:span><text:span text:style-name="T5">itHub </text:span><text:a xlink:type="simple" xlink:href="https://github.com/alnhnt/PICAXE/tree/main/Projects/Morse_Sender" text:style-name="Internet_20_link" text:visited-style-name="Visited_20_Internet_20_Link"><text:span text:style-name="T5">here</text:span></text:a><text:span text:style-name="T5">.</text:span></text:p>
      <text:h text:style-name="Heading_20_1" text:outline-level="1">More Detail</text:h>
      <text:p text:style-name="P7"><text:span text:style-name="T5">T</text:span><text:span text:style-name="T3">he </text:span><text:a xlink:type="simple" xlink:href="https://github.com/alnhnt/PICAXE/blob/main/Projects/Morse_Sender/Software/Morse_Sender.bas" text:style-name="Internet_20_link" text:visited-style-name="Visited_20_Internet_20_Link"><text:span text:style-name="T3">Morse_Sender.bas</text:span></text:a><text:span text:style-name="T3"> file contains notes about the electrical connections and usage.</text:span></text:p>
      <text:p text:style-name="P8"><text:span text:style-name="T8">The </text:span><text:a xlink:type="simple" xlink:href="https://github.com/alnhnt/PICAXE/blob/main/basinc_Modules/Morse_Encoder.basinc" text:style-name="Internet_20_link" text:visited-style-name="Visited_20_Internet_20_Link"><text:span text:style-name="T8">Morse_Encoder.basi</text:span><text:span text:style-name="T9">n</text:span><text:span text:style-name="T8">c</text:span></text:a><text:span text:style-name="T8"> file contains more information on its usage and morse encoding and timing. The highlights are that it can send using the macros MorseTxChar(Char); MorseTxEEPROM(Location); or MorseTxRAM(Location), where Location is the address of a null terminated string. </text:span><text:span text:style-name="T7">The sending method is extensible in that the module tries to run MorseOn and MorseOff that you define in your program.</text:span></text:p>
      <text:p text:style-name="P8"><text:span text:style-name="T7"/></text:p>
      <text:h text:style-name="Heading_20_1" text:outline-level="1"><text:soft-page-break/><text:span text:style-name="T7">P</text:span><text:span text:style-name="T3">rogram Listing</text:span><text:span text:style-name="T11">s</text:span></text:h>
      <text:h text:style-name="Heading_20_2" text:outline-level="2"><text:span text:style-name="T11">M</text:span><text:span text:style-name="T3">orse_Sender.bas</text:span></text:h>
      <text:p text:style-name="P9" loext:marker-style-name="T18"><text:span text:style-name="T3"/></text:p>
      <text:p text:style-name="P17"><text:span text:style-name="T30">#Region</text:span><text:span text:style-name="T24"> </text:span><text:span text:style-name="T36">"Program Notes"</text:span></text:p>
      <text:p text:style-name="P17"><text:span text:style-name="T42">#REM</text:span></text:p>
      <text:p text:style-name="P13"/>
      <text:p text:style-name="P17"><text:span text:style-name="T42"><text:s text:c="12"/>File: "Morse_Sender.bas"</text:span></text:p>
      <text:p text:style-name="P17"><text:span text:style-name="T42"><text:s text:c="9"/>License: MIT (See end of file)</text:span></text:p>
      <text:p text:style-name="P17"><text:span text:style-name="T42"><text:s text:c="2"/>Change History: 2026/02/26 by Alan Hunt - 1st issued version.</text:span></text:p>
      <text:p text:style-name="P13"/>
      <text:p text:style-name="P13"/>
      <text:p text:style-name="P17"><text:span text:style-name="T42">Summary</text:span></text:p>
      <text:p text:style-name="P17"><text:span text:style-name="T42">=======</text:span></text:p>
      <text:p text:style-name="P17"><text:span text:style-name="T42">This PICAXE 08M2 program makes a very simple and handy little project to practise morse code listening/watching. It supports variable dit rate, Farnsworth timing and ProSigns, which are all useful in learning Morse Code.</text:span></text:p>
      <text:p text:style-name="P13"/>
      <text:p text:style-name="P17"><text:span text:style-name="T42">The program evolved from a need to test the "Morse_Encoder.basinc" module and now it show cases the use of that module too. The module itself was initially created to encode hourly messages to fairy lights during Yuletide.</text:span></text:p>
      <text:p text:style-name="P13"/>
      <text:p text:style-name="P17"><text:span text:style-name="T42">When the program starts it sends "HELLO WORLD". After that you can repeatedly type up to 20 characters of text in the PICAXE Editor's Terminal and send it to the chip, which will output the morse code.</text:span></text:p>
      <text:p text:style-name="P13"/>
      <text:p text:style-name="P17"><text:span text:style-name="T42">The current settings produce a 600Hz tone, a keying dit rate of 20 Words Per Minute and overall Farnsworth rate of 10 WPM. Note, the dit rate may seem high but this is recommended to learn the sounds because counting dits and dahs is impossible at normal audio reception rates. Visual morse is much slower though.</text:span></text:p>
      <text:p text:style-name="P13"/>
      <text:p text:style-name="P17"><text:span text:style-name="T42">Prosigns</text:span></text:p>
      <text:p text:style-name="P17"><text:span text:style-name="T42">========</text:span></text:p>
      <text:p text:style-name="P17"><text:span text:style-name="T42">A ProSign is a code with a specific meaning that is made by joining letters together without their usual spacing. For example, morse usually starts with the "CT" prosign to signify "Commencing Transmission" and this helps to realise the keying speed. To achieve the sending of prosigns, the encoder module simply omits the gap between characters if the next character is lowercase. So to send the CT prosign, the text "Ct" is used.</text:span></text:p>
      <text:p text:style-name="P13"/>
      <text:p text:style-name="P17"><text:span text:style-name="T42">Timing</text:span></text:p>
      <text:p text:style-name="P17"><text:span text:style-name="T42">======</text:span></text:p>
      <text:p text:style-name="P17"><text:span text:style-name="T42">See Morse_Encoder.basinc for detailed information about morse and Farnsworth timing. In essence, you should gain familiarity with sounds of morse characters at near full speed because the audio is too quick to count dits and dahs as you go faster. Farnsworth timing helps learners by making large gaps between characters and words, while the brain improves its recognition of the sounds.</text:span></text:p>
      <text:p text:style-name="P13"/>
      <text:p text:style-name="P17"><text:span text:style-name="T42">Electrical Connections</text:span></text:p>
      <text:p text:style-name="P17"><text:span text:style-name="T42">======================</text:span></text:p>
      <text:p text:style-name="P17"><text:soft-page-break/><text:span text:style-name="T42">The program has one digital output for audio and another digital output to drive an LED. Each output can easily connect via a 1K resistors, to a piezo speaker/transducer and the LED, which in turn are also connected to ground.</text:span></text:p>
      <text:p text:style-name="P13"/>
      <text:p text:style-name="P17"><text:span text:style-name="T42">To keep things simple, after downloading this program, you move your PC's serial connection from Serial_In (Pin 2) to C.4 (Pin 3) of the PICAXE 08M2. </text:span></text:p>
      <text:p text:style-name="P13"/>
      <text:p text:style-name="P17"><text:span text:style-name="T42">You'll also need 100k pull-down resistors on Pins 2 and 3, to stop the serial inputs floating and giving erratic behaviour. The audio is then on C.2 (Pin 5) and the light is on C.1 (Pin 6).</text:span></text:p>
      <text:p text:style-name="P13"/>
      <text:p text:style-name="P13"/>
      <text:p text:style-name="P17"><text:span text:style-name="T42">#EndREM</text:span></text:p>
      <text:p text:style-name="P17"><text:span text:style-name="T30">#EndRegion</text:span></text:p>
      <text:p text:style-name="P10"/>
      <text:p text:style-name="P17"><text:span text:style-name="T42">'Compiler Directives</text:span></text:p>
      <text:p text:style-name="P17"><text:span text:style-name="T24"><text:s text:c="4"/></text:span><text:span text:style-name="T51">#picaxe 08M2</text:span></text:p>
      <text:p text:style-name="P17"><text:span text:style-name="T24"><text:s text:c="4"/></text:span><text:span text:style-name="T51">#terminal</text:span><text:span text:style-name="T24"> </text:span><text:span text:style-name="T58">4800</text:span></text:p>
      <text:p text:style-name="P10"/>
      <text:p text:style-name="P17"><text:span text:style-name="T42">'Pins</text:span></text:p>
      <text:p text:style-name="P17"><text:span text:style-name="T24"><text:s text:c="4"/></text:span><text:span text:style-name="T51">symbol</text:span><text:span text:style-name="T24"> </text:span><text:span text:style-name="T65">MorseLED</text:span><text:span text:style-name="T24"> </text:span><text:span text:style-name="T58">=</text:span><text:span text:style-name="T24"> </text:span><text:span text:style-name="T70">C.1</text:span></text:p>
      <text:p text:style-name="P17"><text:span text:style-name="T24"><text:s text:c="4"/></text:span><text:span text:style-name="T51">symbol</text:span><text:span text:style-name="T24"> </text:span><text:span text:style-name="T65">MorseSound</text:span><text:span text:style-name="T24"> </text:span><text:span text:style-name="T58">=</text:span><text:span text:style-name="T24"> </text:span><text:span text:style-name="T70">C.2</text:span></text:p>
      <text:p text:style-name="P17"><text:span text:style-name="T24"><text:s text:c="4"/></text:span><text:span text:style-name="T51">symbol</text:span><text:span text:style-name="T24"> </text:span><text:span text:style-name="T65">SerialRx</text:span><text:span text:style-name="T24"> </text:span><text:span text:style-name="T58">=</text:span><text:span text:style-name="T24"> </text:span><text:span text:style-name="T70">C.4</text:span></text:p>
      <text:p text:style-name="P10"/>
      <text:p text:style-name="P17"><text:span text:style-name="T42">'Variables</text:span></text:p>
      <text:p text:style-name="P17"><text:span text:style-name="T24"><text:s text:c="4"/></text:span><text:span text:style-name="T42">'@Morse_Encoder.basinc Variables</text:span></text:p>
      <text:p text:style-name="P17"><text:span text:style-name="T24"><text:s text:c="4"/></text:span><text:span text:style-name="T51">symbol</text:span><text:span text:style-name="T24"> </text:span><text:span text:style-name="T75">_MorseCharLocation</text:span><text:span text:style-name="T24"> </text:span><text:span text:style-name="T58">=</text:span><text:span text:style-name="T24"> </text:span><text:span text:style-name="T75">b16</text:span><text:span text:style-name="T24"> <text:s text:c="8"/></text:span><text:span text:style-name="T42">'Any byte variable.</text:span></text:p>
      <text:p text:style-name="P17"><text:span text:style-name="T24"><text:s text:c="4"/></text:span><text:span text:style-name="T51">symbol</text:span><text:span text:style-name="T24"> </text:span><text:span text:style-name="T75">_MorseChar</text:span><text:span text:style-name="T24"> </text:span><text:span text:style-name="T58">=</text:span><text:span text:style-name="T24"> </text:span><text:span text:style-name="T75">b17</text:span><text:span text:style-name="T24"> <text:s text:c="16"/></text:span><text:span text:style-name="T42">'Any byte variable.</text:span></text:p>
      <text:p text:style-name="P17"><text:span text:style-name="T24"><text:s text:c="4"/></text:span><text:span text:style-name="T51">symbol</text:span><text:span text:style-name="T24"> </text:span><text:span text:style-name="T75">_MorseEncoding</text:span><text:span text:style-name="T24"> </text:span><text:span text:style-name="T58">=</text:span><text:span text:style-name="T24"> </text:span><text:span text:style-name="T75">w9</text:span><text:span text:style-name="T24"> <text:s text:c="13"/></text:span><text:span text:style-name="T42">'Any word variable.</text:span></text:p>
      <text:p text:style-name="P17"><text:span text:style-name="T24"><text:s text:c="4"/></text:span><text:span text:style-name="T51">symbol</text:span><text:span text:style-name="T24"> </text:span><text:span text:style-name="T75">_MorseEncoding.lsb</text:span><text:span text:style-name="T24"> </text:span><text:span text:style-name="T58">=</text:span><text:span text:style-name="T24"> </text:span><text:span text:style-name="T75">b18</text:span><text:span text:style-name="T24"> <text:s text:c="8"/></text:span><text:span text:style-name="T42">'The least significant byte of _MorseEncoding.</text:span></text:p>
      <text:p text:style-name="P10"/>
      <text:p text:style-name="P17"><text:span text:style-name="T42">'Constants</text:span></text:p>
      <text:p text:style-name="P17"><text:span text:style-name="T24"><text:s text:c="4"/></text:span><text:span text:style-name="T51">symbol</text:span><text:span text:style-name="T24"> </text:span><text:span text:style-name="T65">MORSE_PERIOD</text:span><text:span text:style-name="T24"> </text:span><text:span text:style-name="T58">=</text:span><text:span text:style-name="T24"> </text:span><text:span text:style-name="T58">103</text:span><text:span text:style-name="T24"> <text:s text:c="14"/></text:span><text:span text:style-name="T42">'Sets the morse tone to 600Hz @ 4MHz with pwmdiv16. </text:span></text:p>
      <text:p text:style-name="P17"><text:span text:style-name="T24"><text:s text:c="4"/></text:span><text:span text:style-name="T51">symbol</text:span><text:span text:style-name="T24"> </text:span><text:span text:style-name="T65">MORSE_DUTY</text:span><text:span text:style-name="T24"> </text:span><text:span text:style-name="T58">=</text:span><text:span text:style-name="T24"> </text:span><text:span text:style-name="T58">207</text:span><text:span text:style-name="T24"> <text:s text:c="16"/></text:span><text:span text:style-name="T42">'50% duty cyle for above.</text:span></text:p>
      <text:p text:style-name="P17"><text:span text:style-name="T24"><text:s text:c="4"/></text:span><text:span text:style-name="T42">'Messages</text:span></text:p>
      <text:p text:style-name="P17"><text:span text:style-name="T24"><text:s text:c="4"/></text:span><text:span text:style-name="T51">eeprom</text:span><text:span text:style-name="T24"> </text:span><text:span text:style-name="T58">0</text:span><text:span text:style-name="T24">,(</text:span><text:span text:style-name="T36">"Ct"</text:span><text:span text:style-name="T24">,</text:span><text:span text:style-name="T58">0</text:span><text:span text:style-name="T24">)</text:span></text:p>
      <text:p text:style-name="P17"><text:span text:style-name="T24"><text:s text:c="4"/></text:span><text:span text:style-name="T51">eeprom</text:span><text:span text:style-name="T24"> </text:span><text:span text:style-name="T58">3</text:span><text:span text:style-name="T24">,(</text:span><text:span text:style-name="T36">"GPS DN Ar"</text:span><text:span text:style-name="T24">,</text:span><text:span text:style-name="T58">0</text:span><text:span text:style-name="T24">)</text:span></text:p>
      <text:p text:style-name="P17"><text:span text:style-name="T24"><text:s text:c="4"/></text:span><text:span text:style-name="T51">eeprom</text:span><text:span text:style-name="T24"> </text:span><text:span text:style-name="T58">13</text:span><text:span text:style-name="T24">,(</text:span><text:span text:style-name="T36">"GPS UP"</text:span><text:span text:style-name="T24">,</text:span><text:span text:style-name="T58">0</text:span><text:span text:style-name="T24">)</text:span></text:p>
      <text:p text:style-name="P17"><text:span text:style-name="T24"><text:s text:c="4"/></text:span><text:span text:style-name="T51">eeprom</text:span><text:span text:style-name="T24"> </text:span><text:span text:style-name="T58">20</text:span><text:span text:style-name="T24">,(</text:span><text:span text:style-name="T36">"PM."</text:span><text:span text:style-name="T24">,</text:span><text:span text:style-name="T58">0</text:span><text:span text:style-name="T24">)</text:span></text:p>
      <text:p text:style-name="P17"><text:span text:style-name="T24"><text:s text:c="4"/></text:span><text:span text:style-name="T51">eeprom</text:span><text:span text:style-name="T24"> </text:span><text:span text:style-name="T58">24</text:span><text:span text:style-name="T24">,(</text:span><text:span text:style-name="T36">"Sk Cl"</text:span><text:span text:style-name="T24">,</text:span><text:span text:style-name="T58">0</text:span><text:span text:style-name="T24">)</text:span></text:p>
      <text:p text:style-name="P17"><text:span text:style-name="T24"><text:s text:c="4"/></text:span><text:span text:style-name="T51">eeprom</text:span><text:span text:style-name="T24"> </text:span><text:span text:style-name="T58">30</text:span><text:span text:style-name="T24">,(</text:span><text:span text:style-name="T36">"HAPPY BIRTHDAY SUE 88"</text:span><text:span text:style-name="T24">,</text:span><text:span text:style-name="T58">0</text:span><text:span text:style-name="T24">)</text:span></text:p>
      <text:p text:style-name="P17"><text:span text:style-name="T24"><text:s text:c="4"/></text:span><text:span text:style-name="T51">eeprom</text:span><text:span text:style-name="T24"> </text:span><text:span text:style-name="T58">52</text:span><text:span text:style-name="T24">,(</text:span><text:span text:style-name="T36">"HAPPY SATURNALIA 73"</text:span><text:span text:style-name="T24">,</text:span><text:span text:style-name="T58">0</text:span><text:span text:style-name="T24">)</text:span></text:p>
      <text:p text:style-name="P17"><text:span text:style-name="T24"><text:s text:c="4"/></text:span><text:span text:style-name="T51">eeprom</text:span><text:span text:style-name="T24"> </text:span><text:span text:style-name="T58">72</text:span><text:span text:style-name="T24">,(</text:span><text:span text:style-name="T36">"HAPPY YULE TIDE 73"</text:span><text:span text:style-name="T24">,</text:span><text:span text:style-name="T58">0</text:span><text:span text:style-name="T24">)</text:span></text:p>
      <text:p text:style-name="P17"><text:span text:style-name="T24"><text:s text:c="4"/></text:span><text:span text:style-name="T51">eeprom</text:span><text:span text:style-name="T24"> </text:span><text:span text:style-name="T58">91</text:span><text:span text:style-name="T24">,(</text:span><text:span text:style-name="T36">"MERRY YULE FEAST 73"</text:span><text:span text:style-name="T24">,</text:span><text:span text:style-name="T58">0</text:span><text:span text:style-name="T24">)</text:span></text:p>
      <text:p text:style-name="P17"><text:span text:style-name="T24"><text:s text:c="4"/></text:span><text:span text:style-name="T51">eeprom</text:span><text:span text:style-name="T24"> </text:span><text:span text:style-name="T58">111</text:span><text:span text:style-name="T24">,(</text:span><text:span text:style-name="T36">"HAPPY NEW YEAR 73"</text:span><text:span text:style-name="T24">,</text:span><text:span text:style-name="T58">0</text:span><text:span text:style-name="T24">)</text:span></text:p>
      <text:p text:style-name="P17"><text:span text:style-name="T24"><text:s text:c="4"/></text:span><text:span text:style-name="T51">eeprom</text:span><text:span text:style-name="T24"> </text:span><text:span text:style-name="T58">129</text:span><text:span text:style-name="T24">,(</text:span><text:span text:style-name="T36">"Ct HELLO WORLD Ar"</text:span><text:span text:style-name="T24">,</text:span><text:span text:style-name="T58">0</text:span><text:span text:style-name="T24">)</text:span></text:p>
      <text:p text:style-name="P17"><text:span text:style-name="T24"><text:s text:c="4"/></text:span><text:span text:style-name="T51">eeprom</text:span><text:span text:style-name="T24"> </text:span><text:span text:style-name="T58">147</text:span><text:span text:style-name="T24">,(</text:span><text:span text:style-name="T36">"Ct THE QUICK BROWN FOX JUMPS OVER THE LAZY DOG Ar"</text:span><text:span text:style-name="T24">,</text:span><text:span text:style-name="T58">0</text:span><text:span text:style-name="T24">)</text:span></text:p>
      <text:p text:style-name="P17"><text:span text:style-name="T24"><text:s text:c="4"/></text:span></text:p>
      <text:p text:style-name="P17"><text:span text:style-name="T42">'Modules</text:span></text:p>
      <text:p text:style-name="P17"><text:span text:style-name="T24"><text:s text:c="4"/></text:span><text:span text:style-name="T42">'@Morse_Encoder.basinc</text:span></text:p>
      <text:p text:style-name="P17"><text:span text:style-name="T24"><text:s text:c="4"/></text:span><text:span text:style-name="T51">symbol</text:span><text:span text:style-name="T24"> </text:span><text:span text:style-name="T65">MorseDitTime</text:span><text:span text:style-name="T24"> </text:span><text:span text:style-name="T58">=</text:span><text:span text:style-name="T24"> </text:span><text:span text:style-name="T58">60</text:span><text:span text:style-name="T24"> <text:s text:c="23"/></text:span><text:span text:style-name="T42">'60ms = 20 WPM.</text:span></text:p>
      <text:p text:style-name="P17"><text:span text:style-name="T24"><text:s text:c="4"/></text:span><text:span text:style-name="T51">symbol</text:span><text:span text:style-name="T24"> </text:span><text:span text:style-name="T65">FarnsworthDitTime</text:span><text:span text:style-name="T24"> </text:span><text:span text:style-name="T58">=</text:span><text:span text:style-name="T24"> </text:span><text:span text:style-name="T58">313</text:span><text:span text:style-name="T24"> <text:s text:c="17"/></text:span><text:span text:style-name="T42">'Character space = 939ms, Word space = 2.191s, Makes 10 WPM.</text:span></text:p>
      <text:p text:style-name="P17"><text:span text:style-name="T24"><text:s text:c="4"/></text:span><text:span text:style-name="T42">'Note: The #defines below can affect morse timing. Keep MorseOn and MorseOff as quick as possible.</text:span></text:p>
      <text:p text:style-name="P17"><text:span text:style-name="T24"><text:s text:c="4"/></text:span><text:span text:style-name="T51">#define</text:span><text:span text:style-name="T24"> MorseOn </text:span><text:span text:style-name="T51">high</text:span><text:span text:style-name="T24"> </text:span><text:span text:style-name="T65">MorseLED</text:span><text:span text:style-name="T24"> : </text:span><text:span text:style-name="T51">pwmduty</text:span><text:span text:style-name="T24"> </text:span><text:span text:style-name="T65">MorseSound</text:span><text:span text:style-name="T24">, </text:span><text:span text:style-name="T65">MORSE_DUTY</text:span></text:p>
      <text:p text:style-name="P17"><text:span text:style-name="T24"><text:s text:c="4"/></text:span><text:span text:style-name="T51">#define</text:span><text:span text:style-name="T24"> MorseOff </text:span><text:span text:style-name="T51">low</text:span><text:span text:style-name="T24"> </text:span><text:span text:style-name="T65">MorseLED</text:span><text:span text:style-name="T24"> : </text:span><text:span text:style-name="T51">pwmduty</text:span><text:span text:style-name="T24"> </text:span><text:span text:style-name="T65">MorseSound</text:span><text:span text:style-name="T24">, </text:span><text:span text:style-name="T58">0</text:span></text:p>
      <text:p text:style-name="P17"><text:span text:style-name="T24"><text:s text:c="4"/></text:span><text:span text:style-name="T51">#include</text:span><text:span text:style-name="T24"> </text:span><text:span text:style-name="T36">"Morse_Encoder.basinc"</text:span></text:p>
      <text:p text:style-name="P17"><text:span text:style-name="T24"><text:s text:c="4"/></text:span></text:p>
      <text:p text:style-name="P17"><text:span text:style-name="T42">'Initialisation</text:span></text:p>
      <text:p text:style-name="P17"><text:soft-page-break/><text:span text:style-name="T24"><text:s text:c="4"/></text:span><text:span text:style-name="T51">pwmout</text:span><text:span text:style-name="T24"> </text:span><text:span text:style-name="T51">pwmdiv16</text:span><text:span text:style-name="T24">, </text:span><text:span text:style-name="T65">MorseSound</text:span><text:span text:style-name="T24">, </text:span><text:span text:style-name="T65">MORSE_PERIOD</text:span><text:span text:style-name="T24">, </text:span><text:span text:style-name="T58">0</text:span><text:span text:style-name="T24"> <text:s text:c="3"/></text:span><text:span text:style-name="T42">'Initialise PWM for morse sound. Initally 0 duty, so off.</text:span></text:p>
      <text:p text:style-name="P17"><text:span text:style-name="T24"><text:s text:c="4"/></text:span><text:span text:style-name="T51">pause</text:span><text:span text:style-name="T24"> </text:span><text:span text:style-name="T58">2000</text:span><text:span text:style-name="T24"> <text:s text:c="37"/></text:span><text:span text:style-name="T42">'Wait for PE Terminal to be ready.</text:span></text:p>
      <text:p text:style-name="P17"><text:span text:style-name="T24"><text:s text:c="4"/></text:span><text:span text:style-name="T51">sertxd</text:span><text:span text:style-name="T24">(</text:span><text:span text:style-name="T70">cr</text:span><text:span text:style-name="T24">,</text:span><text:span text:style-name="T70">lf</text:span><text:span text:style-name="T24">,</text:span><text:span text:style-name="T66">ppp_filename</text:span><text:span text:style-name="T25">) <text:s text:c="21"/></text:span><text:span text:style-name="T43">'Display the programming filename and time.</text:span></text:p>
      <text:p text:style-name="P17"><text:span text:style-name="T25"><text:s text:c="4"/></text:span><text:span text:style-name="T52">sertxd</text:span><text:span text:style-name="T25">(</text:span><text:span text:style-name="T71">cr</text:span><text:span text:style-name="T25">,</text:span><text:span text:style-name="T71">lf</text:span><text:span text:style-name="T25">,</text:span><text:span text:style-name="T66">ppp_datetime</text:span><text:span text:style-name="T25">) </text:span></text:p>
      <text:p text:style-name="P17"><text:span text:style-name="T25"><text:s text:c="4"/></text:span><text:span text:style-name="T52">sertxd</text:span><text:span text:style-name="T25">(</text:span><text:span text:style-name="T71">cr</text:span><text:span text:style-name="T25">,</text:span><text:span text:style-name="T71">lf</text:span><text:span text:style-name="T25">,</text:span><text:span text:style-name="T37">"Ct Hello World Ar"</text:span><text:span text:style-name="T25">)</text:span></text:p>
      <text:p text:style-name="P17"><text:span text:style-name="T25"><text:s text:c="4"/>MorseTxEEPROM(</text:span><text:span text:style-name="T59">129</text:span><text:span text:style-name="T25">) <text:s text:c="29"/></text:span><text:span text:style-name="T43">'Send the string stored in EEPROM starting at address 129.</text:span></text:p>
      <text:p text:style-name="P17"><text:span text:style-name="T25"><text:s text:c="4"/></text:span></text:p>
      <text:p text:style-name="P17"><text:span text:style-name="T25">Main: <text:s text:c="31"/></text:span></text:p>
      <text:p text:style-name="P17"><text:span text:style-name="T25"><text:s text:c="4"/></text:span><text:span text:style-name="T43">'Read up to 20 characters.</text:span></text:p>
      <text:p text:style-name="P17"><text:span text:style-name="T25"><text:s text:c="4"/></text:span><text:span text:style-name="T52">sertxd</text:span><text:span text:style-name="T25">(</text:span><text:span text:style-name="T71">cr</text:span><text:span text:style-name="T25">,</text:span><text:span text:style-name="T71">lf</text:span><text:span text:style-name="T25">,</text:span><text:span text:style-name="T37">"Ready for text, up to 20 characters."</text:span><text:span text:style-name="T25">,</text:span><text:span text:style-name="T71">cr</text:span><text:span text:style-name="T25">,</text:span><text:span text:style-name="T71">lf</text:span><text:span text:style-name="T25">)</text:span></text:p>
      <text:p text:style-name="P17"><text:span text:style-name="T25"><text:s text:c="4"/></text:span><text:span text:style-name="T52">do</text:span></text:p>
      <text:p text:style-name="P17"><text:span text:style-name="T25"><text:s text:c="8"/></text:span><text:span text:style-name="T76">bptr</text:span><text:span text:style-name="T25"> </text:span><text:span text:style-name="T59">=</text:span><text:span text:style-name="T25"> </text:span><text:span text:style-name="T59">100</text:span></text:p>
      <text:p text:style-name="P17"><text:span text:style-name="T25"><text:s text:c="8"/></text:span><text:span text:style-name="T52">serin</text:span><text:span text:style-name="T25"> [</text:span><text:span text:style-name="T59">1000</text:span><text:span text:style-name="T25">],</text:span><text:span text:style-name="T67">SerialRx</text:span><text:span text:style-name="T25">,</text:span><text:span text:style-name="T71">N4800_4</text:span><text:span text:style-name="T25">,</text:span><text:span text:style-name="T76">@bptrinc</text:span><text:span text:style-name="T25">,</text:span><text:span text:style-name="T76">@bptrinc</text:span><text:span text:style-name="T25">,</text:span><text:span text:style-name="T76">@bptrinc</text:span><text:span text:style-name="T25">,</text:span><text:span text:style-name="T76">@bptrinc</text:span><text:span text:style-name="T25">,</text:span><text:span text:style-name="T76">@bptrinc</text:span><text:span text:style-name="T25">,</text:span><text:span text:style-name="T76">@bptrinc</text:span><text:span text:style-name="T25">,</text:span><text:span text:style-name="T76">@bptrinc</text:span><text:span text:style-name="T25">,</text:span><text:span text:style-name="T76">@bptrinc</text:span><text:span text:style-name="T25">,</text:span><text:span text:style-name="T76">@bptrinc</text:span><text:span text:style-name="T25">,</text:span><text:span text:style-name="T76">@bptrinc</text:span><text:span text:style-name="T25">,</text:span><text:span text:style-name="T76">@bptrinc</text:span><text:span text:style-name="T25">,</text:span><text:span text:style-name="T76">@bptrinc</text:span><text:span text:style-name="T25">,</text:span><text:span text:style-name="T76">@bptrinc</text:span><text:span text:style-name="T25">,</text:span><text:span text:style-name="T76">@bptrinc</text:span><text:span text:style-name="T25">,</text:span><text:span text:style-name="T76">@bptrinc</text:span><text:span text:style-name="T25">,</text:span><text:span text:style-name="T76">@bptrinc</text:span><text:span text:style-name="T25">,</text:span><text:span text:style-name="T76">@bptrinc</text:span><text:span text:style-name="T25">,</text:span><text:span text:style-name="T76">@bptrinc</text:span><text:span text:style-name="T25">,</text:span><text:span text:style-name="T76">@bptrinc</text:span><text:span text:style-name="T25">,</text:span><text:span text:style-name="T76">@bptrinc</text:span></text:p>
      <text:p text:style-name="P17"><text:span text:style-name="T25"><text:s text:c="4"/></text:span><text:span text:style-name="T52">loop</text:span><text:span text:style-name="T25"> </text:span><text:span text:style-name="T52">until</text:span><text:span text:style-name="T25"> </text:span><text:span text:style-name="T76">bptr</text:span><text:span text:style-name="T25"> </text:span><text:span text:style-name="T59">&gt;</text:span><text:span text:style-name="T25"> </text:span><text:span text:style-name="T59">100</text:span><text:span text:style-name="T25"> <text:s text:c="26"/></text:span><text:span text:style-name="T43">'If no bytes received, go back an listen again.</text:span></text:p>
      <text:p text:style-name="P17"><text:span text:style-name="T25"><text:s text:c="4"/></text:span><text:span text:style-name="T76">@bptr</text:span><text:span text:style-name="T25"> </text:span><text:span text:style-name="T59">=</text:span><text:span text:style-name="T25"> </text:span><text:span text:style-name="T59">0</text:span><text:span text:style-name="T25"> <text:s text:c="38"/></text:span><text:span text:style-name="T43">'Set the final byte of the string as the null character.</text:span></text:p>
      <text:p text:style-name="P17"><text:span text:style-name="T25"><text:s text:c="4"/></text:span></text:p>
      <text:p text:style-name="P17"><text:span text:style-name="T25"><text:s text:c="4"/></text:span><text:span text:style-name="T43">'Display and send the string.</text:span></text:p>
      <text:p text:style-name="P17"><text:span text:style-name="T25"><text:s text:c="4"/></text:span><text:span text:style-name="T76">bptr</text:span><text:span text:style-name="T25"> </text:span><text:span text:style-name="T59">=</text:span><text:span text:style-name="T25"> </text:span><text:span text:style-name="T59">100</text:span></text:p>
      <text:p text:style-name="P17"><text:span text:style-name="T25"><text:s text:c="4"/></text:span><text:span text:style-name="T52">do</text:span></text:p>
      <text:p text:style-name="P17"><text:span text:style-name="T25"><text:s text:c="8"/></text:span><text:span text:style-name="T52">sertxd</text:span><text:span text:style-name="T25">(</text:span><text:span text:style-name="T76">@bptrinc</text:span><text:span text:style-name="T25">)</text:span></text:p>
      <text:p text:style-name="P17"><text:span text:style-name="T25"><text:s text:c="4"/></text:span><text:span text:style-name="T52">loop</text:span><text:span text:style-name="T25"> </text:span><text:span text:style-name="T52">until</text:span><text:span text:style-name="T25"> </text:span><text:span text:style-name="T76">@bptr</text:span><text:span text:style-name="T25"> </text:span><text:span text:style-name="T59">=</text:span><text:span text:style-name="T25"> </text:span><text:span text:style-name="T59">0</text:span></text:p>
      <text:p text:style-name="P17"><text:span text:style-name="T25"><text:s text:c="4"/>MorseTxRAM(</text:span><text:span text:style-name="T59">100</text:span><text:span text:style-name="T25">) <text:s text:c="32"/></text:span><text:span text:style-name="T43">'Send the string stored in RAM starting at address 100.</text:span></text:p>
      <text:p text:style-name="P11"/>
      <text:p text:style-name="P17"><text:span text:style-name="T25"><text:s text:c="4"/></text:span><text:span text:style-name="T52">goto</text:span><text:span text:style-name="T25"> Main</text:span></text:p>
      <text:p text:style-name="P11"/>
      <text:p text:style-name="P17"><text:span text:style-name="T31">#Region</text:span><text:span text:style-name="T25"> </text:span><text:span text:style-name="T37">"License"</text:span><text:span text:style-name="T25"> </text:span></text:p>
      <text:p text:style-name="P17"><text:span text:style-name="T43">#Rem</text:span></text:p>
      <text:p text:style-name="P14"/>
      <text:p text:style-name="P17"><text:span text:style-name="T43">MIT License</text:span></text:p>
      <text:p text:style-name="P14"/>
      <text:p text:style-name="P17"><text:span text:style-name="T43">Copyright (c) 2026 Alan Hunt</text:span></text:p>
      <text:p text:style-name="P14"/>
      <text:p text:style-name="P17"><text:span text:style-name="T43">Permission is hereby granted, free of charge, to any person obtaining a copy</text:span></text:p>
      <text:p text:style-name="P17"><text:span text:style-name="T43">of this software and associated documentation files (the "Software"), to deal</text:span></text:p>
      <text:p text:style-name="P17"><text:span text:style-name="T43">in the Software without restriction, including without limitation the rights</text:span></text:p>
      <text:p text:style-name="P17"><text:span text:style-name="T43">to use, copy, modify, merge, publish, distribute, sublicense, and/or sell</text:span></text:p>
      <text:p text:style-name="P17"><text:span text:style-name="T43">copies of the Software, and to permit persons to whom the Software is</text:span></text:p>
      <text:p text:style-name="P17"><text:span text:style-name="T43">furnished to do so, subject to the following conditions:</text:span></text:p>
      <text:p text:style-name="P14"/>
      <text:p text:style-name="P17"><text:span text:style-name="T43">The above copyright notice and this permission notice shall be included in all</text:span></text:p>
      <text:p text:style-name="P17"><text:span text:style-name="T43">copies or substantial portions of the Software.</text:span></text:p>
      <text:p text:style-name="P14"/>
      <text:p text:style-name="P17"><text:span text:style-name="T43">THE SOFTWARE IS PROVIDED "AS IS", WITHOUT WARRANTY OF ANY KIND, EXPRESS OR</text:span></text:p>
      <text:p text:style-name="P17"><text:span text:style-name="T43">IMPLIED, INCLUDING BUT NOT LIMITED TO THE WARRANTIES OF MERCHANTABILITY,</text:span></text:p>
      <text:p text:style-name="P17"><text:span text:style-name="T43">FITNESS FOR A PARTICULAR PURPOSE AND NONINFRINGEMENT. IN NO EVENT SHALL THE</text:span></text:p>
      <text:p text:style-name="P17"><text:span text:style-name="T43">AUTHORS OR COPYRIGHT HOLDERS BE LIABLE FOR ANY CLAIM, DAMAGES OR OTHER</text:span></text:p>
      <text:p text:style-name="P17"><text:span text:style-name="T43">LIABILITY, WHETHER IN AN ACTION OF CONTRACT, TORT OR OTHERWISE, ARISING FROM,</text:span></text:p>
      <text:p text:style-name="P17"><text:soft-page-break/><text:span text:style-name="T43">OUT OF OR IN CONNECTION WITH THE SOFTWARE OR THE USE OR OTHER DEALINGS IN THE</text:span></text:p>
      <text:p text:style-name="P17"><text:span text:style-name="T43">SOFTWARE.</text:span></text:p>
      <text:p text:style-name="P14"/>
      <text:p text:style-name="P17"><text:span text:style-name="T43">#EndRem</text:span></text:p>
      <text:p text:style-name="P17"><text:span text:style-name="T31">#EndRegion</text:span></text:p>
      <text:h text:style-name="Heading_20_2" text:outline-level="2">Morse_Encoder.basinc</text:h>
      <text:p text:style-name="P9" loext:marker-style-name="T18"><text:span text:style-name="T3"/></text:p>
      <text:p text:style-name="P17"><text:span text:style-name="T30">#Region</text:span><text:span text:style-name="T24"> </text:span><text:span text:style-name="T36">"Program Notes"</text:span></text:p>
      <text:p text:style-name="P17"><text:span text:style-name="T42">#REM</text:span></text:p>
      <text:p text:style-name="P13"/>
      <text:p text:style-name="P17"><text:span text:style-name="T42"><text:s text:c="12"/>File: "Morse_Encoder.basinc"</text:span></text:p>
      <text:p text:style-name="P17"><text:span text:style-name="T42"><text:s text:c="9"/>License: MIT (See end of file)</text:span></text:p>
      <text:p text:style-name="P17"><text:span text:style-name="T42"><text:s text:c="2"/>Change History: 2026/02/19 by Alan Hunt - First issued version.</text:span></text:p>
      <text:p text:style-name="P13"/>
      <text:p text:style-name="P13"/>
      <text:p text:style-name="P17"><text:span text:style-name="T42">Description</text:span></text:p>
      <text:p text:style-name="P17"><text:span text:style-name="T42">===========</text:span></text:p>
      <text:p text:style-name="P17"><text:span text:style-name="T42">This module provides morse code signalling based on either character input, or strings held in RAM or EEPROM storage. The module uses 189 program bytes, 4 general variable bytes and 58 bytes of EEPROM for an ASCII to Morse Encoding lookup table.</text:span></text:p>
      <text:p text:style-name="P13"/>
      <text:p text:style-name="P17"><text:span text:style-name="T42">At the start of an active dit or dah signal the module runs a 'MorseOn' macro that you define in you own program. This could be as simple as setting a pin high with '#define MorseOn high b.7', or something more complicated in a subroutine such as '#define MorseOn gosub MyBeeper'. At the end of an active dit or dah the module runs 'MorseOff', which again you define. To keep accurate morse timing, MorseOn and MorseOff should be fairly quick to run, such as below 10ms, but you can also compensate for processing delays too.</text:span></text:p>
      <text:p text:style-name="P13"/>
      <text:p text:style-name="P17"><text:span text:style-name="T42">The speed of morse is measured in WPM (Words Per Minute) and set by the dit time. The dahs and spacings are multiples of the dit time, which is set in you program in units of milliseconds, with a command such as 'symbol MorseDitTime = 40'. To help learning, Farnsworth timing is often used to extend the gap between letters and words, so these specific timings reference a Farnsworth dit time instead. To use standard morse timing make the FarnsworthDitTime = MorseDitTime, such as 'symbol MorseDitTime = 40' and 'symbol FarnsworthDitTime = 40' for 30 WPM.</text:span></text:p>
      <text:p text:style-name="P13"/>
      <text:p text:style-name="P17"><text:span text:style-name="T42">Morse messages only use letters in uppercase and these ASCII characters are mapped to morse coding bytes in an EEPROM lookup table, from address 198 to 255. For each byte, the morse is encoded from the most significant bit, with a zero being a dit, or a one being the longer dah. After the morse symbols are complete a final sentinel bit is added with a value of one, so when the last 1 is encountered the algorithm knows the variable length morse character has completed.</text:span></text:p>
      <text:p text:style-name="P13"/>
      <text:p text:style-name="P17"><text:span text:style-name="T42">Morse ProSigns convey special meanings, like CT for commencing transmission. <text:s/>These ProSigns are 2 or more characters joined together without the usual inter-character spacing. To process these characters correctly this module does not add the inter-character pause at the beginning of lowercase letters. <text:s/>For example, "Ct HELLO" will send the CT Prosign followed by a word gap and then the word "hello".</text:span></text:p>
      <text:p text:style-name="P13"/>
      <text:p text:style-name="P17"><text:soft-page-break/><text:span text:style-name="T42">The list of macros include:</text:span></text:p>
      <text:p text:style-name="P17"><text:span text:style-name="T42"><text:s text:c="4"/>MorseTxChar(Char) <text:s text:c="10"/>Sends a character as morse code by running MorseOn and MorseOff that you define. </text:span></text:p>
      <text:p text:style-name="P17"><text:span text:style-name="T42"><text:s text:c="4"/>MorseTxEEPROM(Location) <text:s text:c="4"/>Sends the string that starts at the EEPROM location and ends with a NULL terminator, $00.</text:span></text:p>
      <text:p text:style-name="P17"><text:span text:style-name="T42"><text:s text:c="4"/>MorseTxRAM(Location) <text:s text:c="7"/>Sends the string that starts at the General Storage location and ends with a NULL terminator, $00. Note, the value of the PICAXE BPTR variable will be modified.</text:span></text:p>
      <text:p text:style-name="P13"/>
      <text:p text:style-name="P17"><text:span text:style-name="T42">For example, 'eeprom 0, ("Ct HELLO WORLD Ar",0)' stores a message in EEPROM starting at address zero. To send this string, use the command 'MorseTxEEPROM(0)'. The mores sends the starting prosign CT, then "HELLO WORLD", then finishes with the end of message prosign AR. This message started from EEPROM location 0 and was 18 bytes, so the next message can start from EEPROM location 18. The maximum usable EEPROM space for messages is 198 bytes due to the ASCII to morse encoding lookup table starting at location 198.</text:span></text:p>
      <text:p text:style-name="P13"/>
      <text:p text:style-name="P13"/>
      <text:p text:style-name="P17"><text:span text:style-name="T42">Morse Code Notes</text:span></text:p>
      <text:p text:style-name="P17"><text:span text:style-name="T42">================</text:span></text:p>
      <text:p text:style-name="P13"/>
      <text:p text:style-name="P17"><text:span text:style-name="T42">Timing and Words Per minute</text:span></text:p>
      <text:p text:style-name="P17"><text:span text:style-name="T42">---------------------------</text:span></text:p>
      <text:p text:style-name="P17"><text:span text:style-name="T42">The minimum timing in morse is the dit time, ".". The dah time, "-", is equivalent to 3 dits. A character has a dit time space between its dits and dahs. Spacing between characters is 3 dit times, and between words its 7 dit times.</text:span></text:p>
      <text:p text:style-name="P13"/>
      <text:p text:style-name="P17"><text:span text:style-name="T42">In morse, WPM (Words Per Minute) is measured by the number of times the word "PARIS" can be repeated in 1 minute. "PARIS" (.--. .- .-. .. ...) has 50 dit times made up of 10 dits, 4 dahs, 9 intra character gaps, 4 inter character gaps and 1 word gap, so 10 + 12 + 9 + 12 + 7. <text:s/>For a given WPM the dit time is calculated as: Dit time = <text:s/>60 seconds / (WPM * 50 dits) = 1.2 / WPM.</text:span></text:p>
      <text:p text:style-name="P13"/>
      <text:p text:style-name="P17"><text:span text:style-name="T42">For familiar morse keyers about 30 WPM is common. *Beginners often learn with the Farnsworth Method, which starts with a fast dit-dah character rate of about 20 WPM, but with long inter character gaps and word gaps. This helps to recognise characters as sounds, rather than counting dit-dahs, which is impossible at fast rates. The extended Farnsworth gaps are measured like morse as 3 Farnsworth dits and 7 Farnsworth dits. So, using the standard dit time of 60ms for 20 wpm, the formula for Farnsworth dit time is ((60/wpm)-60ms)/19:</text:span></text:p>
      <text:p text:style-name="P13"/>
      <text:p text:style-name="P17"><text:span text:style-name="T42">WPM <text:s text:c="4"/>Standard Dits(x50) <text:s/>Keying Dits(x31) <text:s text:c="3"/>Farnsworths Dit(x19)</text:span></text:p>
      <text:p text:style-name="P17"><text:span text:style-name="T42">5 <text:s text:c="6"/>230ms* <text:s text:c="13"/>60ms <text:s text:c="15"/>628ms</text:span></text:p>
      <text:p text:style-name="P17"><text:span text:style-name="T42">7 <text:s text:c="6"/>171ms* <text:s text:c="13"/>60ms <text:s text:c="15"/>448ms</text:span></text:p>
      <text:p text:style-name="P17"><text:span text:style-name="T42">10 <text:s text:c="5"/>120 mS* <text:s text:c="12"/>60ms <text:s text:c="15"/>313ms</text:span></text:p>
      <text:p text:style-name="P17"><text:span text:style-name="T42">15 <text:s text:c="5"/>80 mS* <text:s text:c="13"/>60ms <text:s text:c="15"/>207ms</text:span></text:p>
      <text:p text:style-name="P17"><text:span text:style-name="T42">20 <text:s text:c="5"/>60 mS <text:s text:c="14"/>60ms <text:s text:c="15"/>60ms</text:span></text:p>
      <text:p text:style-name="P17"><text:span text:style-name="T42">30 <text:s text:c="5"/>40 mS <text:s text:c="14"/>40ms <text:s text:c="15"/>40ms</text:span></text:p>
      <text:p text:style-name="P13"/>
      <text:p text:style-name="P13"/>
      <text:p text:style-name="P17"><text:span text:style-name="T42">Mapping of ASCII to Morse Code for Byte Encoding</text:span></text:p>
      <text:p text:style-name="P17"><text:span text:style-name="T42">------------------------------------------------</text:span></text:p>
      <text:p text:style-name="P17"><text:span text:style-name="T42">Below is a table that shows the ASCII to Morse code to Encoding stored in the EEPROM lookup table. The lookup is simply performed by adding 165 to the ASCII value, so the first EEPROM location is address 198. The table includes all of ITU-R M.1677-1 (10/2009) characters with the exception of an accented E, which is not available in 7 bit ASCII. Some common punctuation marks are added too, ";!&amp;", but the underscore character </text:span><text:soft-page-break/><text:span text:style-name="T42">"..--.-" was intentionally left out due to rare use and additional EEPROM usage to cope with ASCII 95 instead of ASCII 90.</text:span></text:p>
      <text:p text:style-name="P13"/>
      <text:p text:style-name="P17"><text:span text:style-name="T42">During morse sending, the most significant bit is checked first to determine whether a dit or dah should be created, then the byte is left shifted. When the byte reaches the value of 128 the module stops left shifting because the final sentinel bit has been reached:</text:span></text:p>
      <text:p text:style-name="P13"/>
      <text:p text:style-name="P13"/>
      <text:p text:style-name="P17"><text:span text:style-name="T42">ASCII <text:s text:c="10"/>Morse <text:s text:c="6"/>Encoded (dah=1, dit=0, sentinel end=1)</text:span></text:p>
      <text:p text:style-name="P17"><text:span text:style-name="T42">Val <text:s text:c="4"/>Char <text:s text:c="3"/>Code <text:s text:c="7"/>Binary <text:s text:c="5"/>Hex <text:s text:c="4"/>Notes</text:span></text:p>
      <text:p text:style-name="P17"><text:span text:style-name="T42">-----------------------------------------------------------------</text:span></text:p>
      <text:p text:style-name="P17"><text:span text:style-name="T42">33 <text:s text:c="5"/>! <text:s text:c="6"/>-.-.-- <text:s text:c="5"/>1010 1110 <text:s text:c="2"/>$AE <text:s text:c="4"/>Not in ITU spec.</text:span></text:p>
      <text:p text:style-name="P17"><text:span text:style-name="T42">34 <text:s text:c="5"/>" <text:s text:c="6"/>.-..-. <text:s text:c="5"/>0100 1010 <text:s text:c="2"/>$4A</text:span></text:p>
      <text:p text:style-name="P17"><text:span text:style-name="T42">35 <text:s text:c="5"/># <text:s text:c="30"/>0 <text:s text:c="6"/>Not used.</text:span></text:p>
      <text:p text:style-name="P17"><text:span text:style-name="T42">36 <text:s text:c="5"/>$ <text:s text:c="30"/>0 <text:s text:c="6"/>Not used.</text:span></text:p>
      <text:p text:style-name="P17"><text:span text:style-name="T42">37 <text:s text:c="5"/>% <text:s text:c="30"/>0 <text:s text:c="6"/>Not used.</text:span></text:p>
      <text:p text:style-name="P17"><text:span text:style-name="T42">38 <text:s text:c="5"/>&amp; <text:s text:c="6"/>.-... <text:s text:c="6"/>0100 0100 <text:s text:c="2"/>$44 <text:s text:c="4"/>Not an ITU character, but is the ITU Prosign &lt;AS&gt; for Wait.</text:span></text:p>
      <text:p text:style-name="P17"><text:span text:style-name="T42">39 <text:s text:c="5"/>? <text:s text:c="6"/>.----. <text:s text:c="5"/>0111 1010 <text:s text:c="2"/>$7A</text:span></text:p>
      <text:p text:style-name="P17"><text:span text:style-name="T42">40 <text:s text:c="5"/>( <text:s text:c="6"/>-.--. <text:s text:c="6"/>1011 0100 <text:s text:c="2"/>$B4</text:span></text:p>
      <text:p text:style-name="P17"><text:span text:style-name="T42">41 <text:s text:c="5"/>) <text:s text:c="6"/>-.--.- <text:s text:c="5"/>1011 0110 <text:s text:c="2"/>$B6</text:span></text:p>
      <text:p text:style-name="P17"><text:span text:style-name="T42">42 <text:s text:c="5"/>* <text:s text:c="30"/>0 <text:s text:c="6"/>Not used.</text:span></text:p>
      <text:p text:style-name="P17"><text:span text:style-name="T42">43 <text:s text:c="5"/>+ <text:s text:c="6"/>.-.-. <text:s text:c="6"/>0101 0100 <text:s text:c="2"/>$54</text:span></text:p>
      <text:p text:style-name="P17"><text:span text:style-name="T42">44 <text:s text:c="5"/>, <text:s text:c="6"/>--..-- <text:s text:c="5"/>1100 1110 <text:s text:c="2"/>$CD</text:span></text:p>
      <text:p text:style-name="P17"><text:span text:style-name="T42">45 <text:s text:c="5"/>? <text:s text:c="6"/>-....- <text:s text:c="5"/>1000 0110 <text:s text:c="2"/>$86</text:span></text:p>
      <text:p text:style-name="P17"><text:span text:style-name="T42">46 <text:s text:c="5"/>. <text:s text:c="6"/>.-.-.- <text:s text:c="5"/>0101 0110 <text:s text:c="2"/>$56</text:span></text:p>
      <text:p text:style-name="P17"><text:span text:style-name="T42">47 <text:s text:c="5"/>/ <text:s text:c="6"/>-..-. <text:s text:c="6"/>1001 0100 <text:s text:c="2"/>$94</text:span></text:p>
      <text:p text:style-name="P17"><text:span text:style-name="T42">eeprom 198,($AE,$4A,0,0,0,$44,$7A,$B4,$B6,0,$54,$CD,$86,$56,$94)</text:span></text:p>
      <text:p text:style-name="P13"/>
      <text:p text:style-name="P17"><text:span text:style-name="T42">48 <text:s text:c="5"/>0 <text:s text:c="6"/>----- <text:s text:c="6"/>1111 1100 <text:s text:c="2"/>$FC</text:span></text:p>
      <text:p text:style-name="P17"><text:span text:style-name="T42">49 <text:s text:c="5"/>1 <text:s text:c="6"/>.---- <text:s text:c="6"/>0111 1100 <text:s text:c="2"/>$7C</text:span></text:p>
      <text:p text:style-name="P17"><text:span text:style-name="T42">50 <text:s text:c="5"/>2 <text:s text:c="6"/>..--- <text:s text:c="6"/>0011 1100 <text:s text:c="2"/>$3C</text:span></text:p>
      <text:p text:style-name="P17"><text:span text:style-name="T42">51 <text:s text:c="5"/>3 <text:s text:c="6"/>...-- <text:s text:c="6"/>0001 1100 <text:s text:c="2"/>$1C</text:span></text:p>
      <text:p text:style-name="P17"><text:span text:style-name="T42">52 <text:s text:c="5"/>4 <text:s text:c="6"/>....- <text:s text:c="6"/>0000 1100 <text:s text:c="2"/>$0C</text:span></text:p>
      <text:p text:style-name="P17"><text:span text:style-name="T42">53 <text:s text:c="5"/>5 <text:s text:c="6"/>..... <text:s text:c="6"/>0000 0100 <text:s text:c="2"/>$04</text:span></text:p>
      <text:p text:style-name="P17"><text:span text:style-name="T42">54 <text:s text:c="5"/>6 <text:s text:c="6"/>-.... <text:s text:c="6"/>1000 0100 <text:s text:c="2"/>$84</text:span></text:p>
      <text:p text:style-name="P17"><text:span text:style-name="T42">55 <text:s text:c="5"/>7 <text:s text:c="6"/>--... <text:s text:c="6"/>1100 0100 <text:s text:c="2"/>$C4</text:span></text:p>
      <text:p text:style-name="P17"><text:span text:style-name="T42">56 <text:s text:c="5"/>8 <text:s text:c="6"/>---.. <text:s text:c="6"/>1110 0100 <text:s text:c="2"/>$E4</text:span></text:p>
      <text:p text:style-name="P17"><text:span text:style-name="T42">57 <text:s text:c="5"/>9 <text:s text:c="6"/>----. <text:s text:c="6"/>1111 0100 <text:s text:c="2"/>$F4</text:span></text:p>
      <text:p text:style-name="P17"><text:span text:style-name="T42">eeprom 213,($FC,$7C,$3C,$1C,$0C,$04,$84,$C4,$E4,$F4)</text:span></text:p>
      <text:p text:style-name="P13"/>
      <text:p text:style-name="P17"><text:span text:style-name="T42">58 <text:s text:c="5"/>: <text:s text:c="6"/>---... <text:s text:c="5"/>1111 0000 <text:s text:c="2"/>$F0</text:span></text:p>
      <text:p text:style-name="P17"><text:span text:style-name="T42">59 <text:s text:c="5"/>; <text:s text:c="6"/>-.-.-. <text:s text:c="5"/>1010 1010 <text:s text:c="2"/>$AA <text:s text:c="4"/>Not in ITU spec.</text:span></text:p>
      <text:p text:style-name="P17"><text:span text:style-name="T42">60 <text:s text:c="5"/>&lt; <text:s text:c="30"/>0 <text:s text:c="6"/>Not used in morse, but program interprets as start of ProSign.</text:span></text:p>
      <text:p text:style-name="P17"><text:span text:style-name="T42">61 <text:s text:c="5"/>= <text:s text:c="6"/>-...- <text:s text:c="6"/>1000 1100 <text:s text:c="2"/>$8C</text:span></text:p>
      <text:p text:style-name="P17"><text:span text:style-name="T42">62 <text:s text:c="5"/>&gt; <text:s text:c="30"/>0 <text:s text:c="6"/>Not used in morse, but program interprets as end of ProSign.</text:span></text:p>
      <text:p text:style-name="P17"><text:span text:style-name="T42">63 <text:s text:c="5"/>? <text:s text:c="6"/>..--.. <text:s text:c="5"/>0011 0010 <text:s text:c="2"/>$32</text:span></text:p>
      <text:p text:style-name="P17"><text:span text:style-name="T42">64 <text:s text:c="5"/>@ <text:s text:c="6"/>.--.-. <text:s text:c="5"/>0110 1010 <text:s text:c="2"/>$6A</text:span></text:p>
      <text:p text:style-name="P17"><text:span text:style-name="T42">eeprom 223,($F0,$AA,0,$8C,0,$32,$6A)</text:span></text:p>
      <text:p text:style-name="P13"/>
      <text:p text:style-name="P17"><text:span text:style-name="T42">65 <text:s text:c="5"/>A <text:s text:c="6"/>.- <text:s text:c="9"/>0110 0000 <text:s text:c="2"/>$60</text:span></text:p>
      <text:p text:style-name="P17"><text:span text:style-name="T42">66 <text:s text:c="5"/>B <text:s text:c="6"/>-... <text:s text:c="7"/>1000 1000 <text:s text:c="2"/>$88</text:span></text:p>
      <text:p text:style-name="P17"><text:span text:style-name="T42">67 <text:s text:c="5"/>C <text:s text:c="6"/>-.-. <text:s text:c="7"/>1010 1000 <text:s text:c="2"/>$A8</text:span></text:p>
      <text:p text:style-name="P17"><text:span text:style-name="T42">68 <text:s text:c="5"/>D <text:s text:c="6"/>-.. <text:s text:c="8"/>1001 0000 <text:s text:c="2"/>$90</text:span></text:p>
      <text:p text:style-name="P17"><text:span text:style-name="T42">69 <text:s text:c="5"/>E <text:s text:c="6"/>. <text:s text:c="10"/>0100 0000 <text:s text:c="2"/>$40</text:span></text:p>
      <text:p text:style-name="P17"><text:span text:style-name="T42">70 <text:s text:c="5"/>F <text:s text:c="6"/>..-. <text:s text:c="7"/>0010 1000 <text:s text:c="2"/>$28</text:span></text:p>
      <text:p text:style-name="P17"><text:span text:style-name="T42">71 <text:s text:c="5"/>G <text:s text:c="6"/>--. <text:s text:c="8"/>1101 0000 <text:s text:c="2"/>$D0</text:span></text:p>
      <text:p text:style-name="P17"><text:span text:style-name="T42">72 <text:s text:c="5"/>H <text:s text:c="6"/>.... <text:s text:c="7"/>0000 1000 <text:s text:c="2"/>$08</text:span></text:p>
      <text:p text:style-name="P17"><text:span text:style-name="T42">73 <text:s text:c="5"/>I <text:s text:c="6"/>.. <text:s text:c="9"/>0010 0000 <text:s text:c="2"/>$20</text:span></text:p>
      <text:p text:style-name="P17"><text:soft-page-break/><text:span text:style-name="T42">74 <text:s text:c="5"/>J <text:s text:c="6"/>.--- <text:s text:c="7"/>0111 1000 <text:s text:c="2"/>$78</text:span></text:p>
      <text:p text:style-name="P17"><text:span text:style-name="T42">75 <text:s text:c="5"/>K <text:s text:c="6"/>-.- <text:s text:c="8"/>1011 0000 <text:s text:c="2"/>$B0 <text:s text:c="4"/>ITU Invitation to Send sign.</text:span></text:p>
      <text:p text:style-name="P17"><text:span text:style-name="T42">76 <text:s text:c="5"/>L <text:s text:c="6"/>.-.. <text:s text:c="7"/>0100 1000 <text:s text:c="2"/>$48</text:span></text:p>
      <text:p text:style-name="P17"><text:span text:style-name="T42">77 <text:s text:c="5"/>M <text:s text:c="6"/>-- <text:s text:c="9"/>1110 0000 <text:s text:c="2"/>$E0</text:span></text:p>
      <text:p text:style-name="P17"><text:span text:style-name="T42">eeprom 230,($60,$88,$A8,$90,$40,$28,$D0,$08,$20,$78,$B0,$48,$E0)</text:span></text:p>
      <text:p text:style-name="P13"/>
      <text:p text:style-name="P17"><text:span text:style-name="T42">78 <text:s text:c="5"/>N <text:s text:c="6"/>-. <text:s text:c="9"/>1010 0000 <text:s text:c="2"/>$A0</text:span></text:p>
      <text:p text:style-name="P17"><text:span text:style-name="T42">79 <text:s text:c="5"/>O <text:s text:c="6"/>--- <text:s text:c="8"/>1111 0000 <text:s text:c="2"/>$F0</text:span></text:p>
      <text:p text:style-name="P17"><text:span text:style-name="T42">80 <text:s text:c="5"/>P <text:s text:c="6"/>.--. <text:s text:c="7"/>0110 1000 <text:s text:c="2"/>$68</text:span></text:p>
      <text:p text:style-name="P17"><text:span text:style-name="T42">81 <text:s text:c="5"/>Q <text:s text:c="6"/>--.- <text:s text:c="7"/>1101 1000 <text:s text:c="2"/>$D8</text:span></text:p>
      <text:p text:style-name="P17"><text:span text:style-name="T42">82 <text:s text:c="5"/>R <text:s text:c="6"/>.-. <text:s text:c="8"/>0101 0000 <text:s text:c="2"/>$50</text:span></text:p>
      <text:p text:style-name="P17"><text:span text:style-name="T42">83 <text:s text:c="5"/>S <text:s text:c="6"/>... <text:s text:c="8"/>0001 0000 <text:s text:c="2"/>$10</text:span></text:p>
      <text:p text:style-name="P17"><text:span text:style-name="T42">84 <text:s text:c="5"/>T <text:s text:c="6"/>- <text:s text:c="10"/>1100 0000 <text:s text:c="2"/>$C0</text:span></text:p>
      <text:p text:style-name="P17"><text:span text:style-name="T42">85 <text:s text:c="5"/>U <text:s text:c="6"/>..- <text:s text:c="8"/>0011 0000 <text:s text:c="2"/>$30</text:span></text:p>
      <text:p text:style-name="P17"><text:span text:style-name="T42">86 <text:s text:c="5"/>V <text:s text:c="6"/>...- <text:s text:c="7"/>0001 1000 <text:s text:c="2"/>$18</text:span></text:p>
      <text:p text:style-name="P17"><text:span text:style-name="T42">87 <text:s text:c="5"/>W <text:s text:c="6"/>.-- <text:s text:c="8"/>0111 0000 <text:s text:c="2"/>$70</text:span></text:p>
      <text:p text:style-name="P17"><text:span text:style-name="T42">88 <text:s text:c="5"/>X <text:s text:c="6"/>-..- <text:s text:c="7"/>1001 1000 <text:s text:c="2"/>$98</text:span></text:p>
      <text:p text:style-name="P17"><text:span text:style-name="T42">89 <text:s text:c="5"/>Y <text:s text:c="6"/>-.-- <text:s text:c="7"/>1011 1000 <text:s text:c="2"/>$B8</text:span></text:p>
      <text:p text:style-name="P17"><text:span text:style-name="T42">90 <text:s text:c="5"/>Z <text:s text:c="6"/>--.. <text:s text:c="7"/>1100 1000 <text:s text:c="2"/>$C8</text:span></text:p>
      <text:p text:style-name="P17"><text:span text:style-name="T42">eeprom 243,($A0,$F0,$68,$D8,$50,$10,$C0,$30,$18,$70,$98,$B8,$C8)</text:span></text:p>
      <text:p text:style-name="P13"/>
      <text:p text:style-name="P13"/>
      <text:p text:style-name="P17"><text:span text:style-name="T42">ITU Prosigns</text:span></text:p>
      <text:p text:style-name="P17"><text:span text:style-name="T42">------------</text:span></text:p>
      <text:p text:style-name="P17"><text:span text:style-name="T42">ProSigns are 2 or more characters joined together without the usual inter-character spacing of 3 dits, some common examples are shown below:</text:span></text:p>
      <text:p text:style-name="P13"/>
      <text:p text:style-name="P17"><text:span text:style-name="T42">CT(KA) <text:s/>-.-.- <text:s text:c="6"/>Starting Signal (Commencing Transmission, used to wake up and sync transmission speed)</text:span></text:p>
      <text:p text:style-name="P17"><text:span text:style-name="T42">AA <text:s text:c="5"/>.-.- <text:s text:c="7"/>New line</text:span></text:p>
      <text:p text:style-name="P17"><text:span text:style-name="T42">AR <text:s text:c="5"/>.-.-. <text:s text:c="6"/>End of Message</text:span></text:p>
      <text:p text:style-name="P17"><text:span text:style-name="T42">SK(VA) <text:s/>...-.- <text:s text:c="5"/>End of Work (Stopped Keying, end of all messages)</text:span></text:p>
      <text:p text:style-name="P17"><text:span text:style-name="T42">CL <text:s text:c="5"/>-.-..-.. <text:s text:c="3"/>Closing down </text:span></text:p>
      <text:p text:style-name="P17"><text:span text:style-name="T42">SN <text:s text:c="5"/>...-. <text:s text:c="6"/>Understood</text:span></text:p>
      <text:p text:style-name="P17"><text:span text:style-name="T42">AS <text:s text:c="5"/>.-... <text:s text:c="6"/>Wait (also used as "&amp;" outside of the ITU spec)</text:span></text:p>
      <text:p text:style-name="P17"><text:span text:style-name="T42">HH <text:s text:c="5"/>........ <text:s text:c="3"/>Error</text:span></text:p>
      <text:p text:style-name="P13"/>
      <text:p text:style-name="P13"/>
      <text:p text:style-name="P17"><text:span text:style-name="T42">Audio Tone</text:span></text:p>
      <text:p text:style-name="P17"><text:span text:style-name="T42">----------</text:span></text:p>
      <text:p text:style-name="P17"><text:span text:style-name="T42">When sending audio, the tone frequency is a matter of personal choice. <text:s/>I like 600 Hz.</text:span></text:p>
      <text:p text:style-name="P13"/>
      <text:p text:style-name="P13"/>
      <text:p text:style-name="P17"><text:span text:style-name="T42">Programming Notes</text:span></text:p>
      <text:p text:style-name="P17"><text:span text:style-name="T42">=================</text:span></text:p>
      <text:p text:style-name="P17"><text:span text:style-name="T42">Characters have a 1 dit pause, _MorseDitTime, between every dit or dah symbol.</text:span></text:p>
      <text:p text:style-name="P17"><text:span text:style-name="T42">Characters have a 3 dit pause, _MorseCharGap, unless it's a lowercase letter indicating a ProSign.</text:span></text:p>
      <text:p text:style-name="P17"><text:span text:style-name="T42">A ProSign has a 1 dit pause, _MorseProsignGap, which can be tuned instead of using _MorseDitTime.</text:span></text:p>
      <text:p text:style-name="P17"><text:span text:style-name="T42">A space signifies a new word, with a 7 dit pause, made up of the character pause plus an extra 4 dit pause, _MorseWordGap.</text:span></text:p>
      <text:p text:style-name="P17"><text:span text:style-name="T42">New characters or words use the FarnsworthDitTime symbol, instead of the MorseDitTime symbol.</text:span></text:p>
      <text:p text:style-name="P13"/>
      <text:p text:style-name="P13"/>
      <text:p text:style-name="P17"><text:span text:style-name="T42">Programming Guide</text:span></text:p>
      <text:p text:style-name="P17"><text:span text:style-name="T42">=================</text:span></text:p>
      <text:p text:style-name="P17"><text:soft-page-break/><text:span text:style-name="T42">This module is dependent on resources, such as Variables and Constants, that must be declared before the inclusion of this file. See the Morse_Sender Project for example usage. The key items with examples are shown below:</text:span></text:p>
      <text:p text:style-name="P13"/>
      <text:p text:style-name="P17"><text:span text:style-name="T42"><text:s text:c="4"/>'Pins</text:span></text:p>
      <text:p text:style-name="P17"><text:span text:style-name="T42"><text:s text:c="8"/>symbol MorseLED = C.1</text:span></text:p>
      <text:p text:style-name="P17"><text:span text:style-name="T42"><text:s text:c="8"/>symbol MorseSound = C.2</text:span></text:p>
      <text:p text:style-name="P13"/>
      <text:p text:style-name="P17"><text:span text:style-name="T42"><text:s text:c="4"/>'Constants</text:span></text:p>
      <text:p text:style-name="P17"><text:span text:style-name="T42"><text:s text:c="8"/>symbol MORSE_PERIOD = 103 <text:s text:c="14"/>'Sets the morse tone to 600Hz @ 4MHz with pwmdiv16. </text:span></text:p>
      <text:p text:style-name="P17"><text:span text:style-name="T42"><text:s text:c="8"/>symbol MORSE_DUTY = 207 <text:s text:c="16"/>'50% duty cyle for above.</text:span></text:p>
      <text:p text:style-name="P13"/>
      <text:p text:style-name="P17"><text:span text:style-name="T42"><text:s text:c="4"/>'Variables</text:span></text:p>
      <text:p text:style-name="P17"><text:span text:style-name="T42"><text:s text:c="8"/>'@Morse_Encoder.basinc Variables</text:span></text:p>
      <text:p text:style-name="P17"><text:span text:style-name="T42"><text:s text:c="8"/>symbol _MorseCharLocation = b16 <text:s text:c="8"/>'Any byte variable.</text:span></text:p>
      <text:p text:style-name="P17"><text:span text:style-name="T42"><text:s text:c="8"/>symbol _MorseChar = b17 <text:s text:c="16"/>'Any byte variable.</text:span></text:p>
      <text:p text:style-name="P17"><text:span text:style-name="T42"><text:s text:c="8"/>symbol _MorseEncoding = w9 <text:s text:c="13"/>'Any word variable.</text:span></text:p>
      <text:p text:style-name="P17"><text:span text:style-name="T42"><text:s text:c="8"/>symbol _MorseEncoding.lsb = b18 <text:s text:c="8"/>'The least significant byte of _MorseEncoding.</text:span></text:p>
      <text:p text:style-name="P13"/>
      <text:p text:style-name="P17"><text:span text:style-name="T42"><text:s text:c="4"/>'Modules</text:span></text:p>
      <text:p text:style-name="P17"><text:span text:style-name="T42"><text:s text:c="8"/>'@Morse_Encoder.basinc (The #defines below can affect morse timing. Keep MorseOn and MorseOff as quick as possible).</text:span></text:p>
      <text:p text:style-name="P17"><text:span text:style-name="T42"><text:s text:c="8"/>symbol MorseDitTime = 60 <text:s text:c="19"/>'60ms = 20 WPM.</text:span></text:p>
      <text:p text:style-name="P17"><text:span text:style-name="T42"><text:s text:c="8"/>symbol FarnsworthDitTime = 313 <text:s text:c="13"/>'Character space = 939ms, Word space = 2.191s, Makes 10 WPM.</text:span></text:p>
      <text:p text:style-name="P17"><text:span text:style-name="T42"><text:s text:c="8"/>#define MorseOn high MorseLED : pwmduty MorseSound, MORSE_DUTY</text:span></text:p>
      <text:p text:style-name="P17"><text:span text:style-name="T42"><text:s text:c="8"/>#define MorseOff low MorseLED : pwmduty MorseSound, 0</text:span></text:p>
      <text:p text:style-name="P17"><text:span text:style-name="T42"><text:s text:c="8"/>#include "Morse_Encoder.basinc"</text:span></text:p>
      <text:p text:style-name="P13"/>
      <text:p text:style-name="P17"><text:span text:style-name="T42"><text:s text:c="4"/>'Initialisation</text:span></text:p>
      <text:p text:style-name="P17"><text:span text:style-name="T42"><text:s text:c="8"/>pwmout pwmdiv16, MorseSound, MORSE_PERIOD, 0 <text:s text:c="3"/>'Initialise PWM for morse sound. Initally 0 duty, so off.</text:span></text:p>
      <text:p text:style-name="P17"><text:span text:style-name="T42"><text:s text:c="4"/></text:span></text:p>
      <text:p text:style-name="P17"><text:span text:style-name="T42">#EndRem</text:span></text:p>
      <text:p text:style-name="P17"><text:span text:style-name="T30">#EndRegion</text:span></text:p>
      <text:p text:style-name="P10"/>
      <text:p text:style-name="P17"><text:span text:style-name="T42">'Macros</text:span></text:p>
      <text:p text:style-name="P17"><text:span text:style-name="T42">'======</text:span></text:p>
      <text:p text:style-name="P17"><text:span text:style-name="T24"><text:s text:c="4"/></text:span><text:span text:style-name="T51">#macro</text:span><text:span text:style-name="T24"> MorseTxChar(Char)</text:span></text:p>
      <text:p text:style-name="P17"><text:span text:style-name="T24"><text:s text:c="8"/>_MorseChar </text:span><text:span text:style-name="T58">=</text:span><text:span text:style-name="T24"> Char</text:span></text:p>
      <text:p text:style-name="P17"><text:span text:style-name="T24"><text:s text:c="8"/></text:span><text:span text:style-name="T51">gosub</text:span><text:span text:style-name="T24"> _MorseTxChar</text:span></text:p>
      <text:p text:style-name="P17"><text:span text:style-name="T24"><text:s text:c="4"/></text:span><text:span text:style-name="T51">#endmacro</text:span></text:p>
      <text:p text:style-name="P10"/>
      <text:p text:style-name="P17"><text:span text:style-name="T24"><text:s text:c="4"/></text:span><text:span text:style-name="T51">#macro</text:span><text:span text:style-name="T24"> MorseTxEEPROM(Location)</text:span></text:p>
      <text:p text:style-name="P17"><text:span text:style-name="T24"><text:s text:c="8"/>_MorseCharLocation </text:span><text:span text:style-name="T58">=</text:span><text:span text:style-name="T24"> Location</text:span></text:p>
      <text:p text:style-name="P17"><text:span text:style-name="T24"><text:s text:c="8"/></text:span><text:span text:style-name="T51">gosub</text:span><text:span text:style-name="T24"> _MorseTxEEPROM</text:span></text:p>
      <text:p text:style-name="P17"><text:span text:style-name="T24"><text:s text:c="4"/></text:span><text:span text:style-name="T51">#endmacro</text:span></text:p>
      <text:p text:style-name="P17"><text:span text:style-name="T24"><text:s text:c="4"/></text:span></text:p>
      <text:p text:style-name="P17"><text:span text:style-name="T24"><text:s text:c="4"/></text:span><text:span text:style-name="T51">#macro</text:span><text:span text:style-name="T24"> MorseTxRAM(Location)</text:span></text:p>
      <text:p text:style-name="P17"><text:span text:style-name="T24"><text:s text:c="8"/></text:span><text:span text:style-name="T75">bptr</text:span><text:span text:style-name="T24"> </text:span><text:span text:style-name="T58">=</text:span><text:span text:style-name="T24"> Location</text:span></text:p>
      <text:p text:style-name="P17"><text:span text:style-name="T24"><text:s text:c="8"/></text:span><text:span text:style-name="T51">gosub</text:span><text:span text:style-name="T24"> _MorseTxRAM</text:span></text:p>
      <text:p text:style-name="P17"><text:span text:style-name="T24"><text:s text:c="4"/></text:span><text:span text:style-name="T51">#endmacro</text:span></text:p>
      <text:p text:style-name="P10"/>
      <text:p text:style-name="P17"><text:span text:style-name="T24"><text:s text:c="4"/></text:span><text:span text:style-name="T51">#define</text:span><text:span text:style-name="T24"> MorseTxCharGap </text:span><text:span text:style-name="T51">pause</text:span><text:span text:style-name="T24"> MorseCharGap</text:span></text:p>
      <text:p text:style-name="P17"><text:span text:style-name="T24"><text:s text:c="4"/></text:span><text:span text:style-name="T51">#define</text:span><text:span text:style-name="T24"> MorseTxWordGap </text:span><text:span text:style-name="T51">pause</text:span><text:span text:style-name="T24"> MorseWordGap</text:span></text:p>
      <text:p text:style-name="P17"><text:span text:style-name="T24"><text:s text:c="4"/></text:span></text:p>
      <text:p text:style-name="P17"><text:span text:style-name="T24"><text:s text:c="4"/></text:span><text:span text:style-name="T51">#ifndef</text:span><text:span text:style-name="T24"> MorseOn</text:span></text:p>
      <text:p text:style-name="P17"><text:span text:style-name="T24"><text:s text:c="8"/></text:span><text:span text:style-name="T51">#error</text:span><text:span text:style-name="T24"> </text:span><text:span text:style-name="T36">"Define MorseON in your main program, this should toggle an output to an active dit/dah."</text:span></text:p>
      <text:p text:style-name="P17"><text:soft-page-break/><text:span text:style-name="T24"><text:s text:c="4"/></text:span><text:span text:style-name="T51">#endif</text:span></text:p>
      <text:p text:style-name="P17"><text:span text:style-name="T24"><text:s text:c="4"/></text:span><text:span text:style-name="T51">#ifndef</text:span><text:span text:style-name="T24"> MorseOff</text:span></text:p>
      <text:p text:style-name="P17"><text:span text:style-name="T24"><text:s text:c="8"/></text:span><text:span text:style-name="T51">#error</text:span><text:span text:style-name="T24"> </text:span><text:span text:style-name="T36">"Define MorseOff in your main program, this should toggle an output to an inactive state."</text:span></text:p>
      <text:p text:style-name="P17"><text:span text:style-name="T24"><text:s text:c="4"/></text:span><text:span text:style-name="T51">#endif</text:span></text:p>
      <text:p text:style-name="P17"><text:span text:style-name="T24"><text:s text:c="4"/></text:span></text:p>
      <text:p text:style-name="P17"><text:span text:style-name="T42">'Constants</text:span></text:p>
      <text:p text:style-name="P17"><text:span text:style-name="T24"><text:s text:c="4"/></text:span><text:span text:style-name="T42">'Note: The eeprom command does not work if #no_data or #no_table are present.</text:span></text:p>
      <text:p text:style-name="P17"><text:span text:style-name="T24"><text:s text:c="4"/></text:span><text:span text:style-name="T42">'Load Morse Encoder Data during programming (location 198 to 255)</text:span></text:p>
      <text:p text:style-name="P17"><text:span text:style-name="T24"><text:s text:c="4"/></text:span><text:span text:style-name="T51">eeprom</text:span><text:span text:style-name="T24"> </text:span><text:span text:style-name="T58">198</text:span><text:span text:style-name="T24">,(</text:span><text:span text:style-name="T60">$AE</text:span><text:span text:style-name="T26">,</text:span><text:span text:style-name="T60">$4A</text:span><text:span text:style-name="T26">,</text:span><text:span text:style-name="T61">0</text:span><text:span text:style-name="T26">,</text:span><text:span text:style-name="T61">0</text:span><text:span text:style-name="T26">,</text:span><text:span text:style-name="T61">0</text:span><text:span text:style-name="T26">,</text:span><text:span text:style-name="T60">$44</text:span><text:span text:style-name="T26">,</text:span><text:span text:style-name="T60">$7A</text:span><text:span text:style-name="T26">,</text:span><text:span text:style-name="T60">$B4</text:span><text:span text:style-name="T26">,</text:span><text:span text:style-name="T60">$B6</text:span><text:span text:style-name="T26">,</text:span><text:span text:style-name="T61">0</text:span><text:span text:style-name="T26">,</text:span><text:span text:style-name="T60">$54</text:span><text:span text:style-name="T26">,</text:span><text:span text:style-name="T60">$CD</text:span><text:span text:style-name="T26">,</text:span><text:span text:style-name="T60">$86</text:span><text:span text:style-name="T26">,</text:span><text:span text:style-name="T60">$56</text:span><text:span text:style-name="T26">,</text:span><text:span text:style-name="T60">$94</text:span><text:span text:style-name="T26">) <text:s text:c="3"/></text:span><text:span text:style-name="T44">'15 characters from " to /</text:span></text:p>
      <text:p text:style-name="P17"><text:span text:style-name="T26"><text:s text:c="4"/></text:span><text:span text:style-name="T53">eeprom</text:span><text:span text:style-name="T26"> </text:span><text:span text:style-name="T61">213</text:span><text:span text:style-name="T26">,(</text:span><text:span text:style-name="T60">$FC</text:span><text:span text:style-name="T26">,</text:span><text:span text:style-name="T60">$7C</text:span><text:span text:style-name="T26">,</text:span><text:span text:style-name="T60">$3C</text:span><text:span text:style-name="T26">,</text:span><text:span text:style-name="T60">$1C</text:span><text:span text:style-name="T26">,</text:span><text:span text:style-name="T60">$0C</text:span><text:span text:style-name="T26">,</text:span><text:span text:style-name="T60">$04</text:span><text:span text:style-name="T26">,</text:span><text:span text:style-name="T60">$84</text:span><text:span text:style-name="T26">,</text:span><text:span text:style-name="T60">$C4</text:span><text:span text:style-name="T26">,</text:span><text:span text:style-name="T60">$E4</text:span><text:span text:style-name="T26">,</text:span><text:span text:style-name="T60">$F4</text:span><text:span text:style-name="T26">) <text:s text:c="15"/></text:span><text:span text:style-name="T44">'10 characters from 0 to 9</text:span></text:p>
      <text:p text:style-name="P17"><text:span text:style-name="T26"><text:s text:c="4"/></text:span><text:span text:style-name="T53">eeprom</text:span><text:span text:style-name="T26"> </text:span><text:span text:style-name="T61">223</text:span><text:span text:style-name="T26">,(</text:span><text:span text:style-name="T60">$F0</text:span><text:span text:style-name="T26">,</text:span><text:span text:style-name="T60">$AA</text:span><text:span text:style-name="T26">,</text:span><text:span text:style-name="T61">0</text:span><text:span text:style-name="T26">,</text:span><text:span text:style-name="T60">$8C</text:span><text:span text:style-name="T26">,</text:span><text:span text:style-name="T61">0</text:span><text:span text:style-name="T26">,</text:span><text:span text:style-name="T60">$32</text:span><text:span text:style-name="T26">,</text:span><text:span text:style-name="T60">$6A</text:span><text:span text:style-name="T26">) <text:s text:c="31"/></text:span><text:span text:style-name="T44">': to @</text:span></text:p>
      <text:p text:style-name="P17"><text:span text:style-name="T26"><text:s text:c="4"/></text:span><text:span text:style-name="T53">eeprom</text:span><text:span text:style-name="T26"> </text:span><text:span text:style-name="T61">230</text:span><text:span text:style-name="T26">,(</text:span><text:span text:style-name="T60">$60</text:span><text:span text:style-name="T26">,</text:span><text:span text:style-name="T60">$88</text:span><text:span text:style-name="T26">,</text:span><text:span text:style-name="T60">$A8</text:span><text:span text:style-name="T26">,</text:span><text:span text:style-name="T60">$90</text:span><text:span text:style-name="T26">,</text:span><text:span text:style-name="T60">$40</text:span><text:span text:style-name="T26">,</text:span><text:span text:style-name="T60">$28</text:span><text:span text:style-name="T26">,</text:span><text:span text:style-name="T60">$D0</text:span><text:span text:style-name="T26">,</text:span><text:span text:style-name="T60">$08</text:span><text:span text:style-name="T26">,</text:span><text:span text:style-name="T60">$20</text:span><text:span text:style-name="T26">,</text:span><text:span text:style-name="T60">$78</text:span><text:span text:style-name="T26">,</text:span><text:span text:style-name="T60">$B0</text:span><text:span text:style-name="T26">,</text:span><text:span text:style-name="T60">$48</text:span><text:span text:style-name="T26">,</text:span><text:span text:style-name="T60">$E0</text:span><text:span text:style-name="T26">) <text:s text:c="3"/></text:span><text:span text:style-name="T44">'A to M</text:span></text:p>
      <text:p text:style-name="P17"><text:span text:style-name="T26"><text:s text:c="4"/></text:span><text:span text:style-name="T53">eeprom</text:span><text:span text:style-name="T26"> </text:span><text:span text:style-name="T61">243</text:span><text:span text:style-name="T26">,(</text:span><text:span text:style-name="T60">$A0</text:span><text:span text:style-name="T26">,</text:span><text:span text:style-name="T60">$F0</text:span><text:span text:style-name="T26">,</text:span><text:span text:style-name="T60">$68</text:span><text:span text:style-name="T26">,</text:span><text:span text:style-name="T60">$D8</text:span><text:span text:style-name="T26">,</text:span><text:span text:style-name="T60">$50</text:span><text:span text:style-name="T26">,</text:span><text:span text:style-name="T60">$10</text:span><text:span text:style-name="T26">,</text:span><text:span text:style-name="T60">$C0</text:span><text:span text:style-name="T26">,</text:span><text:span text:style-name="T60">$30</text:span><text:span text:style-name="T26">,</text:span><text:span text:style-name="T60">$18</text:span><text:span text:style-name="T26">,</text:span><text:span text:style-name="T60">$70</text:span><text:span text:style-name="T26">,</text:span><text:span text:style-name="T60">$98</text:span><text:span text:style-name="T26">,</text:span><text:span text:style-name="T60">$B8</text:span><text:span text:style-name="T26">,</text:span><text:span text:style-name="T60">$C8</text:span><text:span text:style-name="T26">) <text:s text:c="3"/></text:span><text:span text:style-name="T44">'N to Z</text:span></text:p>
      <text:p text:style-name="P12"/>
      <text:p text:style-name="P17"><text:span text:style-name="T44">'Pre-Calculation of Morse Timings</text:span></text:p>
      <text:p text:style-name="P17"><text:span text:style-name="T44">'--------------------------------</text:span></text:p>
      <text:p text:style-name="P17"><text:span text:style-name="T44">'MorseDitTime and FarnsworthDitTime are specified in your main program and they correspond to words per minute. Processing delays affect the morse encoder timings but the impact should be unnoticeable at default clock rates and its minimised with higher clock rates. Just for fun, the timing configuration below was tuned to within 0.5% at 20WPM for an M2 chip with default clock rate when using the MorseTxEEPROM or MorseTxRAM macro that repeatedly calls the MorseTxChar(Char) macro. If instead you programmatically use the MorseTxChar macro directly for individual characters then large and variable processing delays should be avoided.</text:span></text:p>
      <text:p text:style-name="P17"><text:span text:style-name="T26"><text:s text:c="4"/></text:span></text:p>
      <text:p text:style-name="P17"><text:span text:style-name="T44">'The symbols below provide pre-processor timings that can be manually altered to compensate for any processing delays in your final program. The timings are accurate to 0.5% based on using the following MorseOn and MorseOff definitions, with an 08M2 defaul clock rate where the high/low commands need about 2ms and the pwmduty commands need 8ms:</text:span></text:p>
      <text:p text:style-name="P17"><text:span text:style-name="T26"><text:s text:c="4"/></text:span><text:span text:style-name="T44">' <text:s text:c="2"/>#define MorseOn high MorseLED : pwmduty MorseSound, MORSE_DUTY</text:span></text:p>
      <text:p text:style-name="P17"><text:span text:style-name="T26"><text:s text:c="4"/></text:span><text:span text:style-name="T44">' <text:s text:c="2"/>#define MorseOff low MorseLED : pwmduty MorseSound, 0</text:span></text:p>
      <text:p text:style-name="P17"><text:span text:style-name="T26"><text:s text:c="4"/></text:span><text:span text:style-name="T53">symbol</text:span><text:span text:style-name="T26"> _MorseDitTime </text:span><text:span text:style-name="T61">=</text:span><text:span text:style-name="T26"> MorseDitTime </text:span><text:span text:style-name="T61">-</text:span><text:span text:style-name="T26"> </text:span><text:span text:style-name="T61">10</text:span><text:span text:style-name="T26"> <text:s text:c="11"/></text:span><text:span text:style-name="T44">'Subtract 10ms for processing delay.</text:span></text:p>
      <text:p text:style-name="P17"><text:span text:style-name="T26"><text:s text:c="4"/></text:span><text:span text:style-name="T53">symbol</text:span><text:span text:style-name="T26"> _MorseDahTimeIdeal </text:span><text:span text:style-name="T61">=</text:span><text:span text:style-name="T26"> MorseDitTime </text:span><text:span text:style-name="T61">*</text:span><text:span text:style-name="T26"> </text:span><text:span text:style-name="T61">3</text:span></text:p>
      <text:p text:style-name="P17"><text:span text:style-name="T26"><text:s text:c="4"/></text:span><text:span text:style-name="T53">symbol</text:span><text:span text:style-name="T26"> _MorseDahTime </text:span><text:span text:style-name="T61">=</text:span><text:span text:style-name="T26"> _MorseDahTimeIdeal </text:span><text:span text:style-name="T61">-</text:span><text:span text:style-name="T26"> </text:span><text:span text:style-name="T61">10</text:span><text:span text:style-name="T26"> <text:s text:c="5"/></text:span><text:span text:style-name="T44">'Subtract 10ms for processing delay.</text:span></text:p>
      <text:p text:style-name="P17"><text:span text:style-name="T26"><text:s text:c="4"/></text:span><text:span text:style-name="T53">symbol</text:span><text:span text:style-name="T26"> _MorseDitGap </text:span><text:span text:style-name="T61">=</text:span><text:span text:style-name="T26"> MorseDitTime </text:span><text:span text:style-name="T61">-</text:span><text:span text:style-name="T26"> </text:span><text:span text:style-name="T61">10</text:span><text:span text:style-name="T26"> <text:s text:c="12"/></text:span><text:span text:style-name="T44">'Subtract 10ms for processing delay.</text:span></text:p>
      <text:p text:style-name="P17"><text:span text:style-name="T26"><text:s text:c="4"/></text:span><text:span text:style-name="T53">symbol</text:span><text:span text:style-name="T26"> _MorseProsignGap </text:span><text:span text:style-name="T61">=</text:span><text:span text:style-name="T26"> MorseDitTime </text:span><text:span text:style-name="T61">-</text:span><text:span text:style-name="T26"> </text:span><text:span text:style-name="T61">23</text:span><text:span text:style-name="T26"> <text:s text:c="8"/></text:span><text:span text:style-name="T44">'Subtract 23ms for processing of next character.</text:span></text:p>
      <text:p text:style-name="P17"><text:span text:style-name="T26"><text:s text:c="4"/></text:span><text:span text:style-name="T53">symbol</text:span><text:span text:style-name="T26"> _MorseCharGapIdeal </text:span><text:span text:style-name="T61">=</text:span><text:span text:style-name="T26"> FarnsworthDitTime </text:span><text:span text:style-name="T61">*</text:span><text:span text:style-name="T26"> </text:span><text:span text:style-name="T61">3</text:span></text:p>
      <text:p text:style-name="P17"><text:span text:style-name="T26"><text:s text:c="4"/></text:span><text:span text:style-name="T53">symbol</text:span><text:span text:style-name="T26"> _MorseCharGap </text:span><text:span text:style-name="T61">=</text:span><text:span text:style-name="T26"> _MorseCharGapIdeal </text:span><text:span text:style-name="T61">-</text:span><text:span text:style-name="T26"> </text:span><text:span text:style-name="T61">21</text:span><text:span text:style-name="T26"> <text:s text:c="5"/></text:span><text:span text:style-name="T44">'Subtract 21ms for processing of next character.</text:span></text:p>
      <text:p text:style-name="P17"><text:span text:style-name="T26"><text:s text:c="4"/></text:span><text:span text:style-name="T53">symbol</text:span><text:span text:style-name="T26"> _MorseWordGap </text:span><text:span text:style-name="T61">=</text:span><text:span text:style-name="T26"> FarnsworthDitTime </text:span><text:span text:style-name="T61">*</text:span><text:span text:style-name="T26"> </text:span><text:span text:style-name="T61">4</text:span><text:span text:style-name="T26"> <text:s text:c="7"/></text:span><text:span text:style-name="T44">'The algorithym includes a Char gap of *3 already.</text:span></text:p>
      <text:p text:style-name="P12"/>
      <text:p text:style-name="P17"><text:span text:style-name="T44">'Initialisation</text:span></text:p>
      <text:p text:style-name="P17"><text:span text:style-name="T26"><text:s text:c="4"/></text:span><text:span text:style-name="T53">goto</text:span><text:span text:style-name="T26"> _MorseEncoderEnd</text:span></text:p>
      <text:p text:style-name="P12"/>
      <text:p text:style-name="P17"><text:span text:style-name="T26">_MorseTxChar:</text:span></text:p>
      <text:p text:style-name="P17"><text:span text:style-name="T26"><text:s text:c="4"/></text:span><text:span text:style-name="T44">'Outputs morse for the character held in MorseChar. Invalid characters are skipped.</text:span></text:p>
      <text:p text:style-name="P17"><text:span text:style-name="T26"><text:s text:c="4"/></text:span><text:span text:style-name="T53">if</text:span><text:span text:style-name="T26"> _MorseChar </text:span><text:span text:style-name="T61">=</text:span><text:span text:style-name="T26"> </text:span><text:span text:style-name="T38">" "</text:span><text:span text:style-name="T26"> </text:span><text:span text:style-name="T53">then</text:span></text:p>
      <text:p text:style-name="P17"><text:soft-page-break/><text:span text:style-name="T26"><text:s text:c="8"/></text:span><text:span text:style-name="T53">pause</text:span><text:span text:style-name="T26"> _MorseWordGap <text:s text:c="16"/></text:span><text:span text:style-name="T44">'Space character, so make word gap.</text:span></text:p>
      <text:p text:style-name="P17"><text:span text:style-name="T26"><text:s text:c="4"/></text:span><text:span text:style-name="T53">else</text:span></text:p>
      <text:p text:style-name="P17"><text:span text:style-name="T26"><text:s text:c="8"/></text:span><text:span text:style-name="T53">if</text:span><text:span text:style-name="T26"> _MorseChar </text:span><text:span text:style-name="T61">&lt;</text:span><text:span text:style-name="T26"> </text:span><text:span text:style-name="T38">"a"</text:span><text:span text:style-name="T26"> </text:span><text:span text:style-name="T53">then</text:span></text:p>
      <text:p text:style-name="P17"><text:span text:style-name="T26"><text:s text:c="12"/></text:span><text:span text:style-name="T53">pause</text:span><text:span text:style-name="T26"> _MorseCharGap <text:s text:c="12"/></text:span><text:span text:style-name="T44">'Normal uppercase character, so make character gap.</text:span></text:p>
      <text:p text:style-name="P17"><text:span text:style-name="T26"><text:s text:c="8"/></text:span><text:span text:style-name="T53">else</text:span></text:p>
      <text:p text:style-name="P17"><text:span text:style-name="T26"><text:s text:c="12"/>_MorseChar </text:span><text:span text:style-name="T61">=</text:span><text:span text:style-name="T26"> _MorseChar </text:span><text:span text:style-name="T61">-</text:span><text:span text:style-name="T26"> </text:span><text:span text:style-name="T61">32</text:span><text:span text:style-name="T26"> <text:s text:c="3"/></text:span><text:span text:style-name="T44">'Lowercase letter, so ProSign is converted to uppercase for the lookup table.</text:span></text:p>
      <text:p text:style-name="P17"><text:span text:style-name="T26"><text:s text:c="12"/></text:span><text:span text:style-name="T53">pause</text:span><text:span text:style-name="T26"> _MorseProsignGap <text:s text:c="9"/></text:span><text:span text:style-name="T44">'The ProsignGap should equal a normal DitGap when measured.</text:span></text:p>
      <text:p text:style-name="P17"><text:span text:style-name="T26"><text:s text:c="8"/></text:span><text:span text:style-name="T53">endif</text:span></text:p>
      <text:p text:style-name="P12"/>
      <text:p text:style-name="P17"><text:span text:style-name="T26"><text:s text:c="8"/></text:span><text:span text:style-name="T44">'Encode the character if valid, so above a space (ASCII 32) and up to letter Z (ASCII 90).</text:span></text:p>
      <text:p text:style-name="P17"><text:span text:style-name="T26"><text:s text:c="8"/></text:span><text:span text:style-name="T53">if</text:span><text:span text:style-name="T26"> _MorseChar </text:span><text:span text:style-name="T61">&gt;</text:span><text:span text:style-name="T26"> </text:span><text:span text:style-name="T61">32</text:span><text:span text:style-name="T26"> </text:span><text:span text:style-name="T61">and</text:span><text:span text:style-name="T26"> _MorseChar </text:span><text:span text:style-name="T61">&lt;</text:span><text:span text:style-name="T26"> </text:span><text:span text:style-name="T61">91</text:span><text:span text:style-name="T26"> </text:span><text:span text:style-name="T53">then</text:span></text:p>
      <text:p text:style-name="P17"><text:span text:style-name="T26"><text:s text:c="12"/>_MorseChar </text:span><text:span text:style-name="T61">=</text:span><text:span text:style-name="T26"> _MorseChar </text:span><text:span text:style-name="T61">+</text:span><text:span text:style-name="T26"> </text:span><text:span text:style-name="T61">165</text:span><text:span text:style-name="T26"> <text:s text:c="10"/></text:span><text:span text:style-name="T44">'Map the ASCII Character to EEPROM lookup table location.</text:span></text:p>
      <text:p text:style-name="P17"><text:span text:style-name="T26"><text:s text:c="12"/></text:span><text:span text:style-name="T53">read</text:span><text:span text:style-name="T26"> _MorseChar, _MorseEncoding.lsb</text:span></text:p>
      <text:p text:style-name="P17"><text:span text:style-name="T26"><text:s text:c="12"/></text:span><text:span text:style-name="T53">do</text:span></text:p>
      <text:p text:style-name="P17"><text:span text:style-name="T26"><text:s text:c="16"/>MorseOn</text:span></text:p>
      <text:p text:style-name="P17"><text:span text:style-name="T26"><text:s text:c="16"/></text:span><text:span text:style-name="T53">if</text:span><text:span text:style-name="T26"> _MorseEncoding.lsb </text:span><text:span text:style-name="T61">&lt;</text:span><text:span text:style-name="T26"> </text:span><text:span text:style-name="T61">128</text:span><text:span text:style-name="T26"> </text:span><text:span text:style-name="T53">then</text:span></text:p>
      <text:p text:style-name="P17"><text:span text:style-name="T26"><text:s text:c="20"/></text:span><text:span text:style-name="T53">pause</text:span><text:span text:style-name="T26"> _MorseDitTime <text:s text:c="12"/></text:span><text:span text:style-name="T44">'If less than 128 the bit value is zero, so a dit.</text:span></text:p>
      <text:p text:style-name="P17"><text:span text:style-name="T26"><text:s text:c="16"/></text:span><text:span text:style-name="T53">else</text:span></text:p>
      <text:p text:style-name="P17"><text:span text:style-name="T26"><text:s text:c="20"/></text:span><text:span text:style-name="T53">pause</text:span><text:span text:style-name="T26"> _MorseDahTime <text:s text:c="12"/></text:span><text:span text:style-name="T44">'Else the bit value is one, so a dah.</text:span></text:p>
      <text:p text:style-name="P17"><text:span text:style-name="T26"><text:s text:c="16"/></text:span><text:span text:style-name="T53">endif</text:span></text:p>
      <text:p text:style-name="P17"><text:span text:style-name="T26"><text:s text:c="16"/>MorseOff</text:span></text:p>
      <text:p text:style-name="P17"><text:span text:style-name="T26"><text:s text:c="16"/></text:span><text:span text:style-name="T44">'Shift the encoding byte left. Note, using addition is quicker than multipying by 2, and using a word variable allows the lsb to zero instead of wrapping.</text:span></text:p>
      <text:p text:style-name="P17"><text:span text:style-name="T26"><text:s text:c="16"/>_MorseEncoding </text:span><text:span text:style-name="T61">=</text:span><text:span text:style-name="T26"> _MorseEncoding </text:span><text:span text:style-name="T61">+</text:span><text:span text:style-name="T26"> _MorseEncoding</text:span></text:p>
      <text:p text:style-name="P12"/>
      <text:p text:style-name="P17"><text:span text:style-name="T26"><text:s text:c="16"/></text:span><text:span text:style-name="T53">if</text:span><text:span text:style-name="T26"> _MorseEncoding.lsb </text:span><text:span text:style-name="T61">=</text:span><text:span text:style-name="T26"> </text:span><text:span text:style-name="T61">128</text:span><text:span text:style-name="T26"> </text:span><text:span text:style-name="T53">then</text:span><text:span text:style-name="T26"> </text:span><text:span text:style-name="T53">exit</text:span></text:p>
      <text:p text:style-name="P17"><text:span text:style-name="T26"><text:s text:c="16"/></text:span><text:span text:style-name="T53">pause</text:span><text:span text:style-name="T26"> _MorseDitGap <text:s text:c="17"/></text:span><text:span text:style-name="T44">'If it's not the last symbol, add a dit gap.</text:span></text:p>
      <text:p text:style-name="P17"><text:span text:style-name="T26"><text:s text:c="12"/></text:span><text:span text:style-name="T53">loop</text:span></text:p>
      <text:p text:style-name="P17"><text:span text:style-name="T26"><text:s text:c="8"/></text:span><text:span text:style-name="T53">endif</text:span></text:p>
      <text:p text:style-name="P17"><text:span text:style-name="T26"><text:s text:c="4"/></text:span><text:span text:style-name="T53">endif</text:span></text:p>
      <text:p text:style-name="P17"><text:span text:style-name="T26"><text:s text:c="4"/></text:span><text:span text:style-name="T53">return</text:span></text:p>
      <text:p text:style-name="P12"/>
      <text:p text:style-name="P17"><text:span text:style-name="T26">_MorseTxEEPROM:</text:span></text:p>
      <text:p text:style-name="P17"><text:span text:style-name="T26"><text:s text:c="4"/></text:span><text:span text:style-name="T44">'Outputs morse for a string held in EEPROM. Called by the macro MorseTxEEPROM(Location).</text:span></text:p>
      <text:p text:style-name="P17"><text:span text:style-name="T26"><text:s text:c="4"/></text:span><text:span text:style-name="T44">'The string starts at _MorseLocation set by Location and is terminated by the NULL character, 0.</text:span></text:p>
      <text:p text:style-name="P17"><text:span text:style-name="T26"><text:s text:c="4"/></text:span><text:span text:style-name="T44">'ProSigns can be entered using a leading uppercase letter followed by lowercase letters.</text:span></text:p>
      <text:p text:style-name="P17"><text:span text:style-name="T26"><text:s text:c="4"/></text:span><text:span text:style-name="T53">do</text:span></text:p>
      <text:p text:style-name="P17"><text:span text:style-name="T26"><text:s text:c="8"/></text:span><text:span text:style-name="T44">'Read the character from EEPROM</text:span></text:p>
      <text:p text:style-name="P17"><text:span text:style-name="T26"><text:s text:c="8"/></text:span><text:span text:style-name="T53">read</text:span><text:span text:style-name="T26"> _MorseCharLocation, _MorseChar</text:span></text:p>
      <text:p text:style-name="P17"><text:span text:style-name="T26"><text:s text:c="8"/></text:span><text:span text:style-name="T53">if</text:span><text:span text:style-name="T26"> _MorseChar </text:span><text:span text:style-name="T61">=</text:span><text:span text:style-name="T26"> </text:span><text:span text:style-name="T61">0</text:span><text:span text:style-name="T26"> </text:span><text:span text:style-name="T53">then</text:span><text:span text:style-name="T26"> </text:span><text:span text:style-name="T53">exit</text:span><text:span text:style-name="T26"> <text:s text:c="12"/></text:span><text:span text:style-name="T44">'If zero(End of string) reached then exit.</text:span></text:p>
      <text:p text:style-name="P17"><text:span text:style-name="T26"><text:s text:c="8"/>MorseTxChar(_MorseChar)</text:span></text:p>
      <text:p text:style-name="P17"><text:span text:style-name="T26"><text:s text:c="8"/></text:span><text:span text:style-name="T53">inc</text:span><text:span text:style-name="T26"> _MorseCharLocation</text:span></text:p>
      <text:p text:style-name="P17"><text:span text:style-name="T26"><text:s text:c="4"/></text:span><text:span text:style-name="T53">loop</text:span><text:span text:style-name="T26"> </text:span><text:span text:style-name="T53">until</text:span><text:span text:style-name="T26"> _MorseCharLocation </text:span><text:span text:style-name="T61">=</text:span><text:span text:style-name="T26"> </text:span><text:span text:style-name="T61">255</text:span></text:p>
      <text:p text:style-name="P12"/>
      <text:p text:style-name="P17"><text:span text:style-name="T53">return</text:span></text:p>
      <text:p text:style-name="P12"/>
      <text:p text:style-name="P17"><text:span text:style-name="T26">_MorseTxRAM:</text:span></text:p>
      <text:p text:style-name="P17"><text:soft-page-break/><text:span text:style-name="T26"><text:s text:c="4"/></text:span><text:span text:style-name="T44">'Outputs morse for a string held in General Storage space. Called by the macro MorseTxRAM(Location).</text:span></text:p>
      <text:p text:style-name="P17"><text:span text:style-name="T26"><text:s text:c="4"/></text:span><text:span text:style-name="T44">'The string starts at the BPTR address set by Location and is terminated by the NULL character, 0.</text:span></text:p>
      <text:p text:style-name="P17"><text:span text:style-name="T26"><text:s text:c="4"/></text:span><text:span text:style-name="T44">'ProSigns can be entered using a leading uppercase letter followed by lowercase letters.</text:span></text:p>
      <text:p text:style-name="P17"><text:span text:style-name="T26"><text:s text:c="4"/></text:span><text:span text:style-name="T53">do</text:span></text:p>
      <text:p text:style-name="P17"><text:span text:style-name="T26"><text:s text:c="8"/></text:span><text:span text:style-name="T44">'Read the character and increment to the next one.</text:span></text:p>
      <text:p text:style-name="P17"><text:span text:style-name="T26"><text:s text:c="8"/>_MorseChar </text:span><text:span text:style-name="T61">=</text:span><text:span text:style-name="T26"> </text:span><text:span text:style-name="T77">@bptrinc</text:span></text:p>
      <text:p text:style-name="P17"><text:span text:style-name="T26"><text:s text:c="8"/></text:span><text:span text:style-name="T53">if</text:span><text:span text:style-name="T26"> _MorseChar </text:span><text:span text:style-name="T61">=</text:span><text:span text:style-name="T26"> </text:span><text:span text:style-name="T61">0</text:span><text:span text:style-name="T26"> </text:span><text:span text:style-name="T53">then</text:span><text:span text:style-name="T26"> </text:span><text:span text:style-name="T53">exit</text:span><text:span text:style-name="T26"> <text:s text:c="12"/></text:span><text:span text:style-name="T44">'If zero(End of string) reached then exit.</text:span></text:p>
      <text:p text:style-name="P17"><text:span text:style-name="T26"><text:s text:c="8"/>MorseTxChar(_MorseChar)</text:span></text:p>
      <text:p text:style-name="P17"><text:span text:style-name="T26"><text:s text:c="4"/></text:span><text:span text:style-name="T53">loop</text:span><text:span text:style-name="T26"> </text:span><text:span text:style-name="T53">until</text:span><text:span text:style-name="T26"> _MorseCharLocation </text:span><text:span text:style-name="T61">=</text:span><text:span text:style-name="T26"> </text:span><text:span text:style-name="T61">255</text:span></text:p>
      <text:p text:style-name="P12"/>
      <text:p text:style-name="P17"><text:span text:style-name="T53">return</text:span></text:p>
      <text:p text:style-name="P12"/>
      <text:p text:style-name="P17"><text:span text:style-name="T26">_MorseEncoderEnd:</text:span></text:p>
      <text:p text:style-name="P12"/>
      <text:p text:style-name="P17"><text:span text:style-name="T32">#Region</text:span><text:span text:style-name="T26"> </text:span><text:span text:style-name="T38">"License"</text:span><text:span text:style-name="T26"> </text:span></text:p>
      <text:p text:style-name="P17"><text:span text:style-name="T44">#Rem</text:span></text:p>
      <text:p text:style-name="P15"/>
      <text:p text:style-name="P17"><text:span text:style-name="T44">MIT License</text:span></text:p>
      <text:p text:style-name="P15"/>
      <text:p text:style-name="P17"><text:span text:style-name="T44">Copyright (c) 2026 Alan Hunt</text:span></text:p>
      <text:p text:style-name="P15"/>
      <text:p text:style-name="P17"><text:span text:style-name="T44">Permission is hereby granted, free of charge, to any person obtaining a copy</text:span></text:p>
      <text:p text:style-name="P17"><text:span text:style-name="T44">of this software and associated documentation files (the "Software"), to deal</text:span></text:p>
      <text:p text:style-name="P17"><text:span text:style-name="T44">in the Software without restriction, including without limitation the rights</text:span></text:p>
      <text:p text:style-name="P17"><text:span text:style-name="T44">to use, copy, modify, merge, publish, distribute, sublicense, and/or sell</text:span></text:p>
      <text:p text:style-name="P17"><text:span text:style-name="T44">copies of the Software, and to permit persons to whom the Software is</text:span></text:p>
      <text:p text:style-name="P17"><text:span text:style-name="T44">furnished to do so, subject to the following conditions:</text:span></text:p>
      <text:p text:style-name="P15"/>
      <text:p text:style-name="P17"><text:span text:style-name="T44">The above copyright notice and this permission notice shall be included in all</text:span></text:p>
      <text:p text:style-name="P17"><text:span text:style-name="T44">copies or substantial portions of the Software.</text:span></text:p>
      <text:p text:style-name="P15"/>
      <text:p text:style-name="P17"><text:span text:style-name="T44">THE SOFTWARE IS PROVIDED "AS IS", WITHOUT WARRANTY OF ANY KIND, EXPRESS OR</text:span></text:p>
      <text:p text:style-name="P17"><text:span text:style-name="T44">IMPLIED, INCLUDING BUT NOT LIMITED TO THE WARRANTIES OF MERCHANTABILITY,</text:span></text:p>
      <text:p text:style-name="P17"><text:span text:style-name="T44">FITNESS FOR A PARTICULAR PURPOSE AND NONINFRINGEMENT. IN NO EVENT SHALL THE</text:span></text:p>
      <text:p text:style-name="P17"><text:span text:style-name="T44">AUTHORS OR COPYRIGHT HOLDERS BE LIABLE FOR ANY CLAIM, DAMAGES OR OTHER</text:span></text:p>
      <text:p text:style-name="P17"><text:span text:style-name="T44">LIABILITY, WHETHER IN AN ACTION OF CONTRACT, TORT OR OTHERWISE, ARISING FROM,</text:span></text:p>
      <text:p text:style-name="P17"><text:span text:style-name="T44">OUT OF OR IN CONNECTION WITH THE SOFTWARE OR THE USE OR OTHER DEALINGS IN THE</text:span></text:p>
      <text:p text:style-name="P17"><text:span text:style-name="T44">SOFTWARE.</text:span></text:p>
      <text:p text:style-name="P15"/>
      <text:p text:style-name="P17"><text:span text:style-name="T44">#EndRem</text:span></text:p>
      <text:p text:style-name="P17"><text:span text:style-name="T32">#EndRegion</text:span></text:p>
      <text:p text:style-name="P18"><text:span text:style-name="T3"/></text:p>
      <text:p text:style-name="P18"><text:span text:style-name="T3"/></text:p>
      <text:p text:style-name="P16"><text:span text:style-name="T3"/></text:p>
      <text:p text:style-name="P2">&lt;<text:span text:style-name="T13">End of Document&g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dhabi" svg:font-family="Aldhabi" style:font-family-generic="system" style:font-pitch="variable"/>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urier New" svg:font-family="'Courier New'" style:font-family-generic="system" style:font-pitch="variable"/>
    <style:font-face style:name="Gentium Book Basic" svg:font-family="'Gentium Book Basic'" style:font-pitch="variable"/>
    <style:font-face style:name="Lato" svg:font-family="Lato" style:font-family-generic="swiss" style:font-pitch="variable"/>
    <style:font-face style:name="Liberation Mono" svg:font-family="'Liberation Mono'" style:font-family-generic="roman" style:font-pitch="variable"/>
    <style:font-face style:name="Liberation Mono1" svg:font-family="'Liberation Mono'" style:font-family-generic="swiss"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ans SC Black" svg:font-family="'Noto Sans SC Black'" style:font-adornments="Black" style:font-family-generic="swiss"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 fo:font-size="11pt" fo:language="en" fo:country="GB" style:letter-kerning="true" style:font-name-asian="Aptos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ptos" fo:font-size="11pt" fo:language="en" fo:country="GB" style:letter-kerning="true" style:font-name-asian="Aptos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2" fo:widows="2" style:writing-mode="lr-tb"/>
      <style:text-properties style:font-name="Liberation Sans" fo:font-family="'Liberation Sans'" style:font-family-generic="swiss" style:font-pitch="variable" fo:font-size="13pt" officeooo:rsid="0010bea3" style:letter-kerning="false" style:font-name-asian="Times New Roman" style:font-family-asian="'Times New Roman'" style:font-family-generic-asian="system" style:font-pitch-asian="variable" style:font-size-asian="13pt" style:language-asian="en" style:country-asian="GB" style:font-name-complex="Times New Roman" style:font-family-complex="'Times New Roman'" style:font-family-generic-complex="system" style:font-pitch-complex="variable" style:font-size-complex="13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5cm" style:contextual-spacing="false" fo:line-height="10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1.3cm" fo:margin-bottom="0.4cm" style:contextual-spacing="false" fo:line-height="100%" fo:keep-together="always" fo:keep-with-next="always"/>
      <style:text-properties fo:color="#000000" loext:opacity="100%" style:font-name="Noto Sans SC Black" fo:font-family="'Noto Sans SC Black'" style:font-style-name="Black" style:font-family-generic="swiss" style:font-pitch="variable" fo:font-size="24pt" fo:font-weight="bold" style:font-name-asian="Aptos1" style:font-family-asian="Aptos"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1.3cm" fo:margin-bottom="0.4cm" style:contextual-spacing="false" fo:line-height="100%" fo:keep-together="always" fo:keep-with-next="always"/>
      <style:text-properties fo:color="#000000" loext:opacity="100%" style:font-name="Noto Sans SC Black" fo:font-family="'Noto Sans SC Black'" style:font-style-name="Black" style:font-family-generic="swiss"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75cm" fo:margin-bottom="0.141cm" style:contextual-spacing="false" fo:keep-together="always" fo:keep-with-next="always"/>
      <style:text-properties fo:color="#000000" loext:opacity="100%" style:font-name="Liberation Sans" fo:font-family="'Liberation Sans'" style:font-family-generic="swiss" style:font-pitch="variable" fo:font-size="16pt" fo:language="en" fo:country="GB" fo:font-weight="bold" style:font-name-asian="Aptos1" style:font-family-asian="Aptos"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4cm" fo:margin-bottom="0.071cm" style:contextual-spacing="false" fo:keep-together="always" fo:keep-with-next="always"/>
      <style:text-properties fo:color="#000000" loext:opacity="100%" fo:font-style="italic" style:text-underline-style="solid" style:text-underline-width="auto" style:text-underline-color="font-color"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master-page-name="">
      <style:paragraph-properties fo:margin-top="0cm" fo:margin-bottom="1.499cm" style:contextual-spacing="false" fo:line-height="100%" fo:text-align="center" style:justify-single-word="false" style:page-number="auto"/>
      <style:text-properties fo:color="#156082" loext:opacity="100%" style:font-name="Gentium Book Basic" fo:font-family="'Gentium Book Basic'" style:font-pitch="variable" fo:font-size="48pt" fo:letter-spacing="-0.018cm" fo:font-weight="bold" officeooo:rsid="0010bea3" style:letter-kerning="true" style:font-name-asian="Aptos1" style:font-family-asian="Aptos" style:font-family-generic-asian="system" style:font-pitch-asian="variable" style:font-size-asian="48pt" style:font-weight-asian="bold" style:font-name-complex="Aldhabi" style:font-family-complex="Aldhabi" style:font-family-generic-complex="system" style:font-pitch-complex="variable" style:font-size-complex="48pt">
        <loext:char-complex-color loext:theme-type="accent1" loext:color-type="theme"/>
      </style:text-properties>
    </style:style>
    <style:style style:name="Subtitle" style:family="paragraph" style:parent-style-name="Standard" style:next-style-name="Standard" loext:linked-style-name="Subtitle_20_Char" style:class="chapter">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99cm" style:type="center"/>
          <style:tab-stop style:position="15.998cm" style:type="right"/>
        </style:tab-stops>
      </style:paragraph-properties>
    </style:style>
    <style:style style:name="Text" style:family="paragraph" style:parent-style-name="Caption" style:class="extra"/>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Aptos" fo:font-family="Aptos" style:font-family-generic="roman" style:font-pitch="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Aptos" fo:font-family="Aptos"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Aptos" fo:font-family="Aptos"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Aptos" fo:font-family="Aptos"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Aptos" fo:font-family="Aptos"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Aptos" fo:font-family="Aptos" style:font-family-generic="roman" style:font-pitch="variable"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style:font-name="Aptos" fo:font-family="Aptos" style:font-family-generic="roman" style:font-pitch="variable"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style:font-name="Aptos" fo:font-family="Aptos" style:font-family-generic="roman" style:font-pitch="variable"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style:font-name="Aptos" fo:font-family="Aptos" style:font-family-generic="roman" style:font-pitch="variable"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style:font-name="Aptos" fo:font-family="Aptos" style:font-family-generic="roman" style:font-pitch="variable"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style:font-name="Aptos" fo:font-family="Aptos" style:font-family-generic="roman" style:font-pitch="variable"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style:font-name="Aptos" fo:font-family="Aptos" style:font-family-generic="roman" style:font-pitch="variable"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style:font-name="Aptos" fo:font-family="Aptos" style:font-family-generic="roman" style:font-pitch="variable"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style:font-name="Aptos" fo:font-family="Aptos" style:font-family-generic="roman" style:font-pitch="variable"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style:font-name="Aptos" fo:font-family="Aptos" style:font-family-generic="roman" style:font-pitch="variable"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style:font-name="Aptos" fo:font-family="Aptos" style:font-family-generic="roman" style:font-pitch="variable"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99" style:display-name="ListLabel 199" style:family="text">
      <style:text-properties style:font-name="Aptos" fo:font-family="Aptos" style:font-family-generic="roman" style:font-pitch="variable" fo:font-size="10pt" style:font-size-asian="10pt"/>
    </style:style>
    <style:style style:name="ListLabel_20_200" style:display-name="ListLabel 200" style:family="text">
      <style:text-properties fo:font-size="10pt" style:font-size-asian="10pt"/>
    </style:style>
    <style:style style:name="ListLabel_20_201" style:display-name="ListLabel 201" style:family="text">
      <style:text-properties fo:font-size="10pt" style:font-size-asian="10pt"/>
    </style:style>
    <style:style style:name="ListLabel_20_202" style:display-name="ListLabel 202" style:family="text">
      <style:text-properties fo:font-size="10pt" style:font-size-asian="10pt"/>
    </style:style>
    <style:style style:name="ListLabel_20_203" style:display-name="ListLabel 203" style:family="text">
      <style:text-properties fo:font-size="10pt" style:font-size-asian="10pt"/>
    </style:style>
    <style:style style:name="ListLabel_20_204" style:display-name="ListLabel 204" style:family="text">
      <style:text-properties fo:font-size="10pt" style:font-size-asian="10pt"/>
    </style:style>
    <style:style style:name="ListLabel_20_205" style:display-name="ListLabel 205" style:family="text">
      <style:text-properties fo:font-size="10pt" style:font-size-asian="10pt"/>
    </style:style>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text-properties fo:color="#0c93e4" loext:opacity="100%" style:font-name="Lato" fo:font-family="Lato" style:font-family-generic="swiss" style:font-pitch="variable" fo:font-size="13.5pt" style:text-underline-style="solid" style:text-underline-width="auto" style:text-underline-color="font-color" style:letter-kerning="false" style:font-name-asian="Times New Roman" style:font-family-asian="'Times New Roman'" style:font-family-generic-asian="system" style:font-pitch-asian="variable" style:font-size-asian="13.5pt" style:language-asian="en" style:country-asian="GB" style:font-name-complex="Times New Roman" style:font-family-complex="'Times New Roman'" style:font-family-generic-complex="system" style:font-pitch-complex="variable" style:font-size-complex="13.5pt"/>
    </style:style>
    <style:style style:name="ListLabel_20_209" style:display-name="ListLabel 209" style:family="text">
      <style:text-properties fo:color="#0c93e4" loext:opacity="100%" style:font-name="Lato" fo:font-family="Lato" style:font-family-generic="swiss" style:font-pitch="variable" fo:font-size="13pt" style:text-underline-style="solid" style:text-underline-width="auto" style:text-underline-color="font-color" style:letter-kerning="false" style:font-name-asian="Times New Roman" style:font-family-asian="'Times New Roman'" style:font-family-generic-asian="system" style:font-pitch-asian="variable" style:font-size-asian="13pt" style:language-asian="en" style:country-asian="GB" style:font-name-complex="Times New Roman" style:font-family-complex="'Times New Roman'" style:font-family-generic-complex="system" style:font-pitch-complex="variable" style:font-size-complex="13pt"/>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953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223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493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4.763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033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303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573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9.843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1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0.953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858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4.128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39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668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938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9.208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478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74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paragraph-properties fo:margin-top="0.049cm" fo:margin-bottom="0cm" style:contextual-spacing="false"/>
      <style:text-properties fo:language="en" fo:country="GB" officeooo:rsid="0064cd7c" officeooo:paragraph-rsid="0064cd7c"/>
    </style:style>
    <style:page-layout style:name="Mpm1">
      <style:page-layout-properties fo:page-width="21.001cm" fo:page-height="29.7cm" style:num-format="1" style:print-orientation="portrait" fo:margin-top="2cm" fo:margin-bottom="1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54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file-name text:display="name-and-extension">Morse_Sender.odt</text:file-name><text:tab/><text:tab/>Page <text:page-number text:select-page="current">12</text:page-number><text:s/>of <text:page-count>12</text:page-count></text:p>
      </style:footer>
    </style:master-page>
    <style:master-page style:name="Converted1"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lan Hunt</meta:initial-creator>
    <meta:editing-cycles>119</meta:editing-cycles>
    <meta:print-date>2025-09-11T22:08:45.226637100</meta:print-date>
    <meta:creation-date>2024-12-29T00:12:00</meta:creation-date>
    <dc:date>2026-02-26T20:36:47.744462872</dc:date>
    <meta:editing-duration>P12DT16H27M2S</meta:editing-duration>
    <meta:generator>LibreOffice/24.2.7.2$Linux_X86_64 LibreOffice_project/420$Build-2</meta:generator>
    <meta:printed-by>Alan Hunt</meta:printed-by>
    <meta:document-statistic meta:table-count="0" meta:image-count="0" meta:object-count="0" meta:page-count="12" meta:paragraph-count="398" meta:word-count="3885" meta:character-count="27182" meta:non-whitespace-character-count="20291"/>
    <meta:user-defined meta:name="AppVersion">16.0000</meta:user-defined>
    <meta:template xlink:type="simple" xlink:actuate="onRequest" xlink:title="Normal.dotm" xlink:href=""/>
  </office:meta>
</office:document-meta>
</file>